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fo:font-weight="bold" officeooo:paragraph-rsid="00171e96" style:font-name-asian="Times New Roman1" style:font-size-asian="14pt" style:font-weight-asian="bold" style:font-name-complex="Times New Roman1" style:font-size-complex="14pt"/>
    </style:style>
    <style:style style:name="P2" style:family="paragraph" style:parent-style-name="Standard">
      <style:paragraph-properties fo:text-align="center" style:justify-single-word="false"/>
      <style:text-properties style:font-name="Times New Roman" fo:font-size="14pt" fo:font-weight="bold" officeooo:rsid="00171e96" officeooo:paragraph-rsid="00171e96" style:font-name-asian="Times New Roman1" style:font-size-asian="14pt" style:font-weight-asian="bold"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rsid="00171e96" officeooo:paragraph-rsid="00171e96" style:font-name-asian="Times New Roman1" style:font-size-asian="14pt" style:font-weight-asian="bold" style:font-name-complex="Times New Roman1" style:font-size-complex="14pt" style:font-weight-complex="bold"/>
    </style:style>
    <style:style style:name="P4" style:family="paragraph" style:parent-style-name="Standard">
      <style:paragraph-properties fo:text-align="start" style:justify-single-word="false"/>
      <style:text-properties style:font-name="Times New Roman" fo:font-size="14pt" fo:font-weight="bold" officeooo:rsid="00171e96" officeooo:paragraph-rsid="00171e96" style:font-name-asian="Times New Roman1" style:font-size-asian="14pt" style:font-weight-asian="bold" style:font-name-complex="Times New Roman1" style:font-size-complex="14pt" style:font-weight-complex="bold"/>
    </style:style>
    <style:style style:name="P5" style:family="paragraph" style:parent-style-name="Standard">
      <style:paragraph-properties fo:text-align="start" style:justify-single-word="false"/>
      <style:text-properties style:font-name="Times New Roman" fo:font-size="14pt" fo:font-weight="bold" officeooo:rsid="00171e96" officeooo:paragraph-rsid="0017bf06" style:font-name-asian="Times New Roman1" style:font-size-asian="14pt" style:font-weight-asian="bold" style:font-name-complex="Times New Roman1" style:font-size-complex="14pt" style:font-weight-complex="bold"/>
    </style:style>
    <style:style style:name="P6" style:family="paragraph" style:parent-style-name="Standard">
      <style:paragraph-properties fo:text-align="start" style:justify-single-word="false"/>
      <style:text-properties style:font-name="Times New Roman" fo:font-size="14pt" fo:font-weight="bold" officeooo:rsid="00171e96" officeooo:paragraph-rsid="0017bf33" style:font-name-asian="Times New Roman1" style:font-size-asian="14pt" style:font-weight-asian="bold" style:font-name-complex="Times New Roman1"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rsid="00171e96" officeooo:paragraph-rsid="00186fbb" style:font-name-asian="Times New Roman1" style:font-size-asian="14pt" style:font-weight-asian="bold" style:font-name-complex="Times New Roman1" style:font-size-complex="14pt" style:font-weight-complex="bold"/>
    </style:style>
    <style:style style:name="P8" style:family="paragraph" style:parent-style-name="Standard">
      <style:paragraph-properties fo:text-align="start" style:justify-single-word="false"/>
      <style:text-properties style:font-name="Times New Roman" fo:font-size="14pt" fo:font-weight="bold" officeooo:rsid="0017bf06" officeooo:paragraph-rsid="0017bf06" style:font-name-asian="Times New Roman1" style:font-size-asian="14pt" style:font-weight-asian="bold" style:font-name-complex="Times New Roman1" style:font-size-complex="14pt" style:font-weight-complex="bold"/>
    </style:style>
    <style:style style:name="P9" style:family="paragraph" style:parent-style-name="Standard">
      <style:paragraph-properties fo:text-align="start" style:justify-single-word="false"/>
      <style:text-properties style:font-name="Times New Roman" fo:font-size="14pt" fo:font-weight="bold" officeooo:rsid="0017bf06" officeooo:paragraph-rsid="0017bf33" style:font-name-asian="Times New Roman1" style:font-size-asian="14pt" style:font-weight-asian="bold" style:font-name-complex="Times New Roman1" style:font-size-complex="14pt" style:font-weight-complex="bold"/>
    </style:style>
    <style:style style:name="P10" style:family="paragraph" style:parent-style-name="Standard">
      <style:paragraph-properties fo:text-align="start" style:justify-single-word="false"/>
      <style:text-properties style:font-name="Times New Roman" fo:font-size="14pt" fo:font-weight="bold" officeooo:rsid="0017bf33" officeooo:paragraph-rsid="0017bf33" style:font-name-asian="Times New Roman1" style:font-size-asian="14pt" style:font-weight-asian="bold" style:font-name-complex="Times New Roman1" style:font-size-complex="14pt" style:font-weight-complex="bold"/>
    </style:style>
    <style:style style:name="P11" style:family="paragraph" style:parent-style-name="Standard">
      <style:paragraph-properties fo:text-align="start" style:justify-single-word="false"/>
      <style:text-properties style:font-name="Times New Roman" fo:font-size="14pt" fo:font-weight="bold" officeooo:rsid="0017bf33" officeooo:paragraph-rsid="00186fbb" style:font-name-asian="Times New Roman1" style:font-size-asian="14pt" style:font-weight-asian="bold" style:font-name-complex="Times New Roman1" style:font-size-complex="14pt" style:font-weight-complex="bold"/>
    </style:style>
    <style:style style:name="P12" style:family="paragraph" style:parent-style-name="Standard">
      <style:paragraph-properties fo:text-align="start" style:justify-single-word="false"/>
      <style:text-properties style:font-name="Times New Roman" fo:font-size="14pt" fo:font-weight="normal" officeooo:rsid="00171e96" officeooo:paragraph-rsid="00171e96" style:font-name-asian="Times New Roman1" style:font-size-asian="14pt" style:font-weight-asian="normal" style:font-name-complex="Times New Roman1"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normal" officeooo:rsid="00171e96" officeooo:paragraph-rsid="0017bf06" style:font-name-asian="Times New Roman1" style:font-size-asian="14pt" style:font-weight-asian="normal" style:font-name-complex="Times New Roman1" style:font-size-complex="14pt" style:font-weight-complex="normal"/>
    </style:style>
    <style:style style:name="P14" style:family="paragraph" style:parent-style-name="Standard">
      <style:paragraph-properties fo:text-align="start" style:justify-single-word="false"/>
      <style:text-properties style:font-name="Times New Roman" fo:font-size="14pt" fo:font-weight="normal" officeooo:rsid="00171e96" officeooo:paragraph-rsid="0017bf33" style:font-name-asian="Times New Roman1" style:font-size-asian="14pt" style:font-weight-asian="normal" style:font-name-complex="Times New Roman1" style:font-size-complex="14pt" style:font-weight-complex="normal"/>
    </style:style>
    <style:style style:name="P15" style:family="paragraph" style:parent-style-name="Standard">
      <style:paragraph-properties fo:text-align="start" style:justify-single-word="false"/>
      <style:text-properties style:font-name="Times New Roman" fo:font-size="14pt" fo:font-weight="normal" officeooo:rsid="00171e96" officeooo:paragraph-rsid="00186fbb" style:font-name-asian="Times New Roman1" style:font-size-asian="14pt" style:font-weight-asian="normal" style:font-name-complex="Times New Roman1" style:font-size-complex="14pt" style:font-weight-complex="normal"/>
    </style:style>
    <style:style style:name="P16" style:family="paragraph" style:parent-style-name="Standard">
      <style:paragraph-properties fo:text-align="center" style:justify-single-word="false"/>
      <style:text-properties style:font-name="Times New Roman" fo:font-size="14pt" fo:font-weight="normal" officeooo:rsid="00171e96" officeooo:paragraph-rsid="00171e96" style:font-name-asian="Times New Roman1" style:font-size-asian="14pt" style:font-weight-asian="normal" style:font-name-complex="Times New Roman1" style:font-size-complex="14pt" style:font-weight-complex="normal"/>
    </style:style>
    <style:style style:name="P17" style:family="paragraph" style:parent-style-name="Standard">
      <style:paragraph-properties fo:text-align="center" style:justify-single-word="false"/>
      <style:text-properties style:font-name="Times New Roman" fo:font-size="14pt" fo:font-weight="normal" officeooo:rsid="00171e96" officeooo:paragraph-rsid="0017bf06" style:font-name-asian="Times New Roman1" style:font-size-asian="14pt" style:font-weight-asian="normal" style:font-name-complex="Times New Roman1" style:font-size-complex="14pt" style:font-weight-complex="normal"/>
    </style:style>
    <style:style style:name="P18" style:family="paragraph" style:parent-style-name="Standard">
      <style:paragraph-properties fo:text-align="center" style:justify-single-word="false"/>
      <style:text-properties style:font-name="Times New Roman" fo:font-size="14pt" fo:font-weight="normal" officeooo:rsid="00171e96" officeooo:paragraph-rsid="0017bf33" style:font-name-asian="Times New Roman1" style:font-size-asian="14pt" style:font-weight-asian="normal" style:font-name-complex="Times New Roman1" style:font-size-complex="14pt" style:font-weight-complex="normal"/>
    </style:style>
    <style:style style:name="P19" style:family="paragraph" style:parent-style-name="Standard">
      <style:paragraph-properties fo:text-align="center" style:justify-single-word="false"/>
      <style:text-properties style:font-name="Times New Roman" fo:font-size="14pt" fo:font-weight="normal" officeooo:rsid="00171e96" officeooo:paragraph-rsid="00186fbb" style:font-name-asian="Times New Roman1" style:font-size-asian="14pt" style:font-weight-asian="normal" style:font-name-complex="Times New Roman1" style:font-size-complex="14pt" style:font-weight-complex="normal"/>
    </style:style>
    <style:style style:name="P20" style:family="paragraph" style:parent-style-name="Standard">
      <style:paragraph-properties fo:text-align="center" style:justify-single-word="false"/>
      <style:text-properties style:font-name="Times New Roman" fo:font-size="14pt" fo:font-style="italic" fo:font-weight="bold" officeooo:rsid="0017bf06" officeooo:paragraph-rsid="00186fbb" style:font-name-asian="Times New Roman1" style:font-size-asian="14pt" style:font-style-asian="italic" style:font-weight-asian="bold" style:font-name-complex="Times New Roman1" style:font-size-complex="14pt" style:font-style-complex="italic" style:font-weight-complex="bold"/>
    </style:style>
    <style:style style:name="P21" style:family="paragraph" style:parent-style-name="Standard">
      <style:paragraph-properties fo:text-align="center" style:justify-single-word="false"/>
      <style:text-properties style:font-name="Times New Roman" fo:font-size="16pt" fo:font-weight="bold" officeooo:rsid="00171e96" officeooo:paragraph-rsid="00171e96" style:font-name-asian="Times New Roman1" style:font-size-asian="16pt" style:font-weight-asian="bold" style:font-name-complex="Times New Roman1" style:font-size-complex="16pt" style:font-weight-complex="bold"/>
    </style:style>
    <style:style style:name="P22" style:family="paragraph" style:parent-style-name="Standard">
      <style:paragraph-properties fo:text-align="center" style:justify-single-word="false"/>
      <style:text-properties style:font-name="Times New Roman" fo:font-size="16pt" fo:font-weight="bold" officeooo:rsid="00171e96" officeooo:paragraph-rsid="0017bf06" style:font-name-asian="Times New Roman1" style:font-size-asian="16pt" style:font-weight-asian="bold" style:font-name-complex="Times New Roman1" style:font-size-complex="16pt" style:font-weight-complex="bold"/>
    </style:style>
    <style:style style:name="P23" style:family="paragraph" style:parent-style-name="Standard">
      <style:paragraph-properties fo:text-align="center" style:justify-single-word="false"/>
      <style:text-properties style:font-name="Times New Roman" fo:font-size="16pt" fo:font-weight="bold" officeooo:rsid="00171e96" officeooo:paragraph-rsid="0017bf33" style:font-name-asian="Times New Roman1" style:font-size-asian="16pt" style:font-weight-asian="bold" style:font-name-complex="Times New Roman1" style:font-size-complex="16pt" style:font-weight-complex="bold"/>
    </style:style>
    <style:style style:name="P24" style:family="paragraph" style:parent-style-name="Standard">
      <style:paragraph-properties fo:text-align="center" style:justify-single-word="false"/>
      <style:text-properties style:font-name="Times New Roman" fo:font-size="16pt" fo:font-weight="bold" officeooo:rsid="00171e96" officeooo:paragraph-rsid="00186fbb" style:font-name-asian="Times New Roman1" style:font-size-asian="16pt" style:font-weight-asian="bold" style:font-name-complex="Times New Roman1" style:font-size-complex="16pt" style:font-weight-complex="bold"/>
    </style:style>
    <style:style style:name="P25" style:family="paragraph" style:parent-style-name="Standard">
      <style:paragraph-properties fo:margin-top="1.411cm" fo:margin-bottom="0cm" loext:contextual-spacing="false" fo:line-height="100%" fo:text-align="center" style:justify-single-word="false"/>
      <style:text-properties style:font-name="Times New Roman" fo:font-size="14pt" fo:font-weight="bold" officeooo:paragraph-rsid="00171e96" style:font-name-asian="Times New Roman1" style:font-size-asian="14pt" style:font-weight-asian="bold" style:font-name-complex="Times New Roman1" style:font-size-complex="14pt"/>
    </style:style>
    <style:style style:name="P26" style:family="paragraph" style:parent-style-name="Standard">
      <style:paragraph-properties fo:margin-top="0cm" fo:margin-bottom="0cm" loext:contextual-spacing="false" fo:text-align="center" style:justify-single-word="false"/>
      <style:text-properties style:font-name="Times New Roman" fo:font-size="14pt" fo:font-weight="bold" officeooo:paragraph-rsid="00171e96" style:font-name-asian="Times New Roman1" style:font-size-asian="14pt" style:font-weight-asian="bold" style:font-name-complex="Times New Roman1" style:font-size-complex="14pt"/>
    </style:style>
    <style:style style:name="P27" style:family="paragraph" style:parent-style-name="Standard">
      <style:paragraph-properties fo:margin-top="0cm" fo:margin-bottom="0cm" loext:contextual-spacing="false" fo:text-align="start" style:justify-single-word="false"/>
      <style:text-properties style:font-name="Times New Roman" fo:font-size="14pt" fo:font-weight="bold" officeooo:rsid="0017bf06" officeooo:paragraph-rsid="0017bf33" style:font-name-asian="Times New Roman1" style:font-size-asian="14pt" style:font-weight-asian="bold" style:font-name-complex="Times New Roman1" style:font-size-complex="14pt" style:font-weight-complex="bold"/>
    </style:style>
    <style:style style:name="P28" style:family="paragraph" style:parent-style-name="Standard">
      <style:paragraph-properties fo:margin-top="0cm" fo:margin-bottom="0cm" loext:contextual-spacing="false" fo:text-align="start" style:justify-single-word="false"/>
      <style:text-properties style:font-name="Times New Roman" fo:font-size="14pt" fo:font-weight="normal" officeooo:rsid="00171e96" officeooo:paragraph-rsid="0017bf33" style:font-name-asian="Times New Roman1" style:font-size-asian="14pt" style:font-weight-asian="normal" style:font-name-complex="Times New Roman1" style:font-size-complex="14pt" style:font-weight-complex="normal"/>
    </style:style>
    <style:style style:name="P29" style:family="paragraph" style:parent-style-name="Standard">
      <style:paragraph-properties fo:margin-top="0cm" fo:margin-bottom="0cm" loext:contextual-spacing="false" fo:text-align="start" style:justify-single-word="false"/>
      <style:text-properties style:font-name="Times New Roman" fo:font-size="14pt" fo:font-style="italic" fo:font-weight="bold" officeooo:rsid="0017bf06" officeooo:paragraph-rsid="0017bf33" style:font-name-asian="Times New Roman1" style:font-size-asian="14pt" style:font-style-asian="italic" style:font-weight-asian="bold" style:font-name-complex="Times New Roman1" style:font-size-complex="14pt" style:font-style-complex="italic" style:font-weight-complex="bold"/>
    </style:style>
    <style:style style:name="P30" style:family="paragraph" style:parent-style-name="Standard">
      <style:paragraph-properties fo:margin-top="0cm" fo:margin-bottom="0cm" loext:contextual-spacing="false" fo:text-align="start" style:justify-single-word="false"/>
      <style:text-properties style:font-name="Times New Roman" fo:font-size="14pt" fo:font-style="italic" fo:font-weight="bold" officeooo:rsid="0017bf06" officeooo:paragraph-rsid="00186fbb" style:font-name-asian="Times New Roman1" style:font-size-asian="14pt" style:font-style-asian="italic" style:font-weight-asian="bold" style:font-name-complex="Times New Roman1" style:font-size-complex="14pt" style:font-style-complex="italic" style:font-weight-complex="bold"/>
    </style:style>
    <style:style style:name="P31" style:family="paragraph" style:parent-style-name="Standard">
      <style:paragraph-properties fo:margin-top="0cm" fo:margin-bottom="0cm" loext:contextual-spacing="false" fo:text-align="start" style:justify-single-word="false"/>
      <style:text-properties style:font-name="Times New Roman" fo:font-size="14pt" fo:font-style="italic" fo:font-weight="bold" officeooo:rsid="001bbed9" officeooo:paragraph-rsid="0017bf33" style:font-name-asian="Times New Roman1" style:font-size-asian="14pt" style:font-style-asian="italic" style:font-weight-asian="bold" style:font-name-complex="Times New Roman1" style:font-size-complex="14pt" style:font-style-complex="italic" style:font-weight-complex="bold"/>
    </style:style>
    <style:style style:name="P32" style:family="paragraph" style:parent-style-name="Standard">
      <style:paragraph-properties fo:margin-top="0cm" fo:margin-bottom="0cm" loext:contextual-spacing="false" fo:text-align="start" style:justify-single-word="false"/>
      <style:text-properties style:font-name="Times New Roman" fo:font-size="9pt" fo:font-style="italic" fo:font-weight="normal" officeooo:rsid="0017bf06" officeooo:paragraph-rsid="0017bf06" style:font-name-asian="Times New Roman1" style:font-size-asian="9pt" style:font-style-asian="italic" style:font-weight-asian="normal" style:font-name-complex="Times New Roman1" style:font-size-complex="9pt" style:font-style-complex="italic" style:font-weight-complex="normal"/>
    </style:style>
    <style:style style:name="P33" style:family="paragraph" style:parent-style-name="Standard">
      <style:paragraph-properties fo:margin-top="0cm" fo:margin-bottom="0cm" loext:contextual-spacing="false" fo:text-align="start" style:justify-single-word="false"/>
      <style:text-properties style:font-name="Times New Roman" fo:font-size="8pt" fo:font-style="italic" fo:font-weight="normal" officeooo:rsid="00192be6" officeooo:paragraph-rsid="0017bf33" style:font-name-asian="Times New Roman1" style:font-size-asian="8pt" style:font-style-asian="italic" style:font-weight-asian="normal" style:font-name-complex="Times New Roman1" style:font-size-complex="8pt" style:font-style-complex="italic" style:font-weight-complex="normal"/>
    </style:style>
    <style:style style:name="P34" style:family="paragraph" style:parent-style-name="Standard">
      <style:paragraph-properties fo:margin-top="0cm" fo:margin-bottom="0cm" loext:contextual-spacing="false"/>
      <style:text-properties fo:font-size="9pt" fo:font-style="italic" officeooo:paragraph-rsid="0017bf06" style:font-size-asian="9pt" style:font-style-asian="italic" style:font-size-complex="9pt" style:font-style-complex="italic"/>
    </style:style>
    <style:style style:name="P35" style:family="paragraph" style:parent-style-name="Standard">
      <style:paragraph-properties fo:margin-top="0cm" fo:margin-bottom="0cm" loext:contextual-spacing="false"/>
      <style:text-properties style:font-name="Arial" fo:font-size="8pt" fo:font-style="italic" officeooo:paragraph-rsid="0017bf06" style:font-size-asian="8pt" style:font-style-asian="italic" style:font-size-complex="8pt" style:font-style-complex="italic"/>
    </style:style>
    <style:style style:name="P36" style:family="paragraph" style:parent-style-name="Standard">
      <style:paragraph-properties fo:margin-top="0cm" fo:margin-bottom="0cm" loext:contextual-spacing="false"/>
      <style:text-properties style:font-name="Arial" fo:font-size="8pt" fo:font-style="italic" officeooo:paragraph-rsid="0017bf33" style:font-size-asian="8pt" style:font-style-asian="italic" style:font-size-complex="8pt" style:font-style-complex="italic"/>
    </style:style>
    <style:style style:name="P37" style:family="paragraph" style:parent-style-name="Standard">
      <style:paragraph-properties fo:margin-top="0cm" fo:margin-bottom="0cm" loext:contextual-spacing="false" fo:text-align="start" style:justify-single-word="false"/>
      <style:text-properties style:font-name="Arial" fo:font-size="8pt" fo:font-style="italic" fo:font-weight="normal" officeooo:rsid="0017bf06" officeooo:paragraph-rsid="0017bf06" style:font-name-asian="Times New Roman1" style:font-size-asian="8pt" style:font-style-asian="italic" style:font-weight-asian="normal" style:font-name-complex="Times New Roman1" style:font-size-complex="8pt" style:font-style-complex="italic" style:font-weight-complex="normal"/>
    </style:style>
    <style:style style:name="P38" style:family="paragraph" style:parent-style-name="Standard">
      <style:paragraph-properties fo:margin-top="0cm" fo:margin-bottom="0cm" loext:contextual-spacing="false" fo:text-align="start" style:justify-single-word="false"/>
      <style:text-properties style:font-name="Arial" fo:font-size="8pt" fo:font-style="italic" fo:font-weight="normal" officeooo:rsid="0017bf06" officeooo:paragraph-rsid="0017bf33" style:font-name-asian="Times New Roman1" style:font-size-asian="8pt" style:font-style-asian="italic" style:font-weight-asian="normal" style:font-name-complex="Times New Roman1" style:font-size-complex="8pt" style:font-style-complex="italic" style:font-weight-complex="normal"/>
    </style:style>
    <style:style style:name="P39" style:family="paragraph" style:parent-style-name="Standard">
      <style:paragraph-properties fo:margin-top="0cm" fo:margin-bottom="0cm" loext:contextual-spacing="false"/>
      <style:text-properties fo:font-size="8pt" fo:font-style="italic" officeooo:paragraph-rsid="0017bf33" style:font-size-asian="8pt" style:font-style-asian="italic" style:font-size-complex="8pt" style:font-style-complex="italic"/>
    </style:style>
    <style:style style:name="P40" style:family="paragraph" style:parent-style-name="Standard">
      <style:paragraph-properties fo:margin-top="0cm" fo:margin-bottom="0cm" loext:contextual-spacing="false"/>
      <style:text-properties fo:font-size="8pt" fo:font-style="italic" officeooo:rsid="00192be6" officeooo:paragraph-rsid="0017bf33" style:font-size-asian="8pt" style:font-style-asian="italic" style:font-size-complex="8pt" style:font-style-complex="italic"/>
    </style:style>
    <style:style style:name="P41" style:family="paragraph" style:parent-style-name="Standard">
      <style:paragraph-properties fo:margin-top="0cm" fo:margin-bottom="0cm" loext:contextual-spacing="false"/>
      <style:text-properties fo:font-size="8pt" fo:font-style="italic" officeooo:rsid="001bbed9" officeooo:paragraph-rsid="0017bf33" style:font-size-asian="8pt" style:font-style-asian="italic" style:font-size-complex="8pt" style:font-style-complex="italic"/>
    </style:style>
    <style:style style:name="P42" style:family="paragraph" style:parent-style-name="Standard">
      <style:paragraph-properties fo:margin-top="0cm" fo:margin-bottom="0cm" loext:contextual-spacing="false"/>
      <style:text-properties fo:font-size="8pt" fo:font-style="italic" officeooo:rsid="001e5059" officeooo:paragraph-rsid="00186fbb" style:font-size-asian="8pt" style:font-style-asian="italic" style:font-size-complex="8pt" style:font-style-complex="italic"/>
    </style:style>
    <style:style style:name="P43" style:family="paragraph" style:parent-style-name="Standard">
      <style:paragraph-properties fo:margin-top="0cm" fo:margin-bottom="0cm" loext:contextual-spacing="false"/>
      <style:text-properties fo:font-size="8pt" fo:font-style="italic" officeooo:rsid="002020fe" officeooo:paragraph-rsid="00186fbb" style:font-size-asian="8pt" style:font-style-asian="italic" style:font-size-complex="8pt" style:font-style-complex="italic"/>
    </style:style>
    <style:style style:name="P44" style:family="paragraph" style:parent-style-name="Standard">
      <style:paragraph-properties fo:margin-top="0cm" fo:margin-bottom="0cm" loext:contextual-spacing="false"/>
      <style:text-properties officeooo:rsid="001e5059" officeooo:paragraph-rsid="00186fbb"/>
    </style:style>
    <style:style style:name="P45" style:family="paragraph" style:parent-style-name="Standard">
      <style:paragraph-properties fo:margin-top="3.528cm" fo:margin-bottom="0cm" loext:contextual-spacing="false" fo:line-height="100%" fo:text-align="center" style:justify-single-word="false"/>
      <style:text-properties style:font-name="Times New Roman" fo:font-size="14pt" fo:font-weight="bold" officeooo:paragraph-rsid="00171e96" style:font-name-asian="Times New Roman1" style:font-size-asian="14pt" style:font-weight-asian="bold" style:font-name-complex="Times New Roman1" style:font-size-complex="14pt"/>
    </style:style>
    <style:style style:name="P46" style:family="paragraph" style:parent-style-name="Standard">
      <style:paragraph-properties fo:margin-left="3.81cm" fo:margin-right="0cm" fo:margin-top="4.939cm" fo:margin-bottom="0cm" loext:contextual-spacing="false" fo:line-height="100%" fo:text-align="end" style:justify-single-word="false" fo:text-indent="1.27cm" style:auto-text-indent="false"/>
      <style:text-properties style:font-name="Times New Roman" fo:font-size="14pt" officeooo:paragraph-rsid="00171e96" style:font-name-asian="Times New Roman1" style:font-size-asian="14pt" style:font-name-complex="Times New Roman1" style:font-size-complex="14pt"/>
    </style:style>
    <style:style style:name="P47" style:family="paragraph" style:parent-style-name="Standard">
      <style:paragraph-properties fo:margin-left="5.08cm" fo:margin-right="0cm" fo:margin-top="0cm" fo:margin-bottom="0cm" loext:contextual-spacing="false" fo:text-align="end" style:justify-single-word="false" fo:text-indent="0cm" style:auto-text-indent="false"/>
      <style:text-properties style:font-name="Times New Roman" fo:font-size="14pt" officeooo:paragraph-rsid="00171e96" style:font-name-asian="Times New Roman1" style:font-size-asian="14pt" style:font-name-complex="Times New Roman1" style:font-size-complex="14pt"/>
    </style:style>
    <style:style style:name="P48" style:family="paragraph" style:parent-style-name="Heading_20_2">
      <style:paragraph-properties fo:margin-top="0cm" fo:margin-bottom="0cm" loext:contextual-spacing="false" fo:text-align="start" style:justify-single-word="false"/>
      <style:text-properties style:font-name="Times New Roman" fo:font-size="14pt" fo:font-weight="bold" officeooo:rsid="0017bf06" officeooo:paragraph-rsid="0017bf33" style:font-name-asian="Times New Roman1" style:font-size-asian="14pt" style:font-weight-asian="bold" style:font-name-complex="Times New Roman1" style:font-size-complex="14pt" style:font-weight-complex="bold"/>
    </style:style>
    <style:style style:name="P49" style:family="paragraph" style:parent-style-name="Heading_20_2">
      <style:paragraph-properties fo:margin-top="0cm" fo:margin-bottom="0cm" loext:contextual-spacing="false" fo:text-align="start" style:justify-single-word="false"/>
      <style:text-properties style:font-name="Times New Roman" fo:font-size="14pt" fo:font-style="italic" fo:font-weight="bold" officeooo:rsid="0017bf06" officeooo:paragraph-rsid="00186fbb" style:font-name-asian="Times New Roman1" style:font-size-asian="14pt" style:font-style-asian="italic" style:font-weight-asian="bold" style:font-name-complex="Times New Roman1" style:font-size-complex="14pt" style:font-style-complex="italic" style:font-weight-complex="bold"/>
    </style:style>
    <style:style style:name="T1" style:family="text">
      <style:text-properties officeooo:rsid="0017bf06"/>
    </style:style>
    <style:style style:name="T2" style:family="text">
      <style:text-properties officeooo:rsid="0017bf33"/>
    </style:style>
    <style:style style:name="T3" style:family="text">
      <style:text-properties officeooo:rsid="00192be6"/>
    </style:style>
    <style:style style:name="T4" style:family="text">
      <style:text-properties officeooo:rsid="001b4769"/>
    </style:style>
    <style:style style:name="T5" style:family="text">
      <style:text-properties officeooo:rsid="001bbed9"/>
    </style:style>
    <style:style style:name="T6" style:family="text">
      <style:text-properties officeooo:rsid="001d0731"/>
    </style:style>
    <style:style style:name="T7" style:family="text">
      <style:text-properties fo:font-weight="normal" style:font-weight-asian="normal" style:font-weight-complex="normal"/>
    </style:style>
    <style:style style:name="T8" style:family="text">
      <style:text-properties fo:font-weight="normal" officeooo:rsid="002020fe" style:font-weight-asian="normal" style:font-weight-complex="normal"/>
    </style:style>
    <style:style style:name="T9" style:family="text">
      <style:text-properties fo:font-weight="normal" officeooo:rsid="001e5059" style:font-weight-asian="normal" style:font-weight-complex="normal"/>
    </style:style>
    <style:style style:name="T10" style:family="text">
      <style:text-properties officeooo:rsid="00186fbb"/>
    </style:style>
    <style:style style:name="T11" style:family="text">
      <style:text-properties officeooo:rsid="001e505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Московский авиационный институт</text:p>
      <text:p text:style-name="P26">(национальный исследовательский университет)</text:p>
      <text:p text:style-name="P26"><text:s/></text:p>
      <text:p text:style-name="P26">Факультет <text:s/>«Прикладная математика и физика»</text:p>
      <text:p text:style-name="P26">Кафедра «Вычислительная математика и программирование»</text:p>
      <text:p text:style-name="P26"><text:s/></text:p>
      <text:p text:style-name="P45">Курсовой проект по курсу дискретной математики</text:p>
      <text:p text:style-name="P46">Выполнил: Забарин Н.И. 80-08Б <text:s text:c="26"/></text:p>
      <text:p text:style-name="P47">Руководитель: к. ф.-м.н.с. доцент Алексеев Н.С.</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Москва, 2016</text:p>
      <text:p text:style-name="P2"><text:soft-page-break/>Введение</text:p>
      <text:p text:style-name="P12"><text:tab/>В качестве курсового проекта предлагается задачи по различным разделам дискретной математики, в частности по теории графов и комбинаторике, решенные автором на официальных соревнованиях-олимпиадах и сборах по программированию. <text:span text:style-name="T10">Все приведенные ниже задачи были проверенны на множестве тестов.</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1"><text:soft-page-break/>Задача 1</text:p>
      <text:p text:style-name="P16"/>
      <text:p text:style-name="P4">Условие:</text:p>
      <text:p text:style-name="P12"><text:tab/>Посчитать количество инверсий в массиве. </text:p>
      <text:p text:style-name="P4">Метод решения:</text:p>
      <text:p text:style-name="P12"><text:tab/>Основным алгоритмом применяемым в задаче является дерево Фенвика — позволяет быстро<text:span text:style-name="T1">(за логарифм от длины)</text:span> считать заданную обратимую <text:span text:style-name="T1">функцию на префиксе массива, с помощью логических функций И и ИЛИ. Структура представляет собой дерево, где у каждой вершины есть единственный предок и не более двух потомков, родитель хранит в себе результат применения заданной функции к значениям хранящимся в потомках.</text:span></text:p>
      <text:p text:style-name="P13"><text:tab/>Построим дерево Фенвика, в котором будем хранить кол-во элементов массива которые меньше текущего. Будем по очереди добавлять в него элементы массива и сразу считать сколько чисел, которые больше текущего мы уже встретили, просуммировав это мы и получим ответ.</text:p>
      <text:p text:style-name="P8">Асимптотика:</text:p>
      <text:p text:style-name="P13"><text:tab/>На каждом шаге мы делаем порядка логарифм N операций, всего N шагов, получаем сложность в O(NlogN).</text:p>
      <text:p text:style-name="P13"/>
      <text:p text:style-name="P8">Листинг:</text:p>
      <text:p text:style-name="P34">program d02;</text:p>
      <text:p text:style-name="P34"/>
      <text:p text:style-name="P34">{$APPTYPE CONSOLE}</text:p>
      <text:p text:style-name="P34"/>
      <text:p text:style-name="P34">uses</text:p>
      <text:p text:style-name="P34"><text:s text:c="2"/>SysUtils,</text:p>
      <text:p text:style-name="P34"><text:s text:c="2"/>Math;</text:p>
      <text:p text:style-name="P34"/>
      <text:p text:style-name="P34">var</text:p>
      <text:p text:style-name="P34"><text:s text:c="2"/>mas, d, used : array [0..1000001] of integer;</text:p>
      <text:p text:style-name="P34"><text:s text:c="2"/>n, i : integer;</text:p>
      <text:p text:style-name="P34"/>
      <text:p text:style-name="P34">procedure up (var x : integer);</text:p>
      <text:p text:style-name="P34">begin</text:p>
      <text:p text:style-name="P34"><text:s text:c="2"/>x := x or (x + 1);</text:p>
      <text:p text:style-name="P34">end;</text:p>
      <text:p text:style-name="P34"/>
      <text:p text:style-name="P34">procedure down (var x : integer);</text:p>
      <text:p text:style-name="P34">begin</text:p>
      <text:p text:style-name="P34"><text:s text:c="2"/>x := (x and (x + 1)) — 1;</text:p>
      <text:p text:style-name="P34">end;</text:p>
      <text:p text:style-name="P34">procedure UpDate(i, x : integer);</text:p>
      <text:p text:style-name="P34">begin</text:p>
      <text:p text:style-name="P34"><text:s text:c="2"/>while i &lt; 1000000 do begin</text:p>
      <text:p text:style-name="P34"><text:s text:c="4"/>inc(used[i], x);</text:p>
      <text:p text:style-name="P34"><text:s text:c="4"/>up(i);</text:p>
      <text:p text:style-name="P34"><text:s text:c="2"/>end;</text:p>
      <text:p text:style-name="P34">end;</text:p>
      <text:p text:style-name="P34"/>
      <text:p text:style-name="P34">function Sum (r : integer) : int64;</text:p>
      <text:p text:style-name="P34">begin</text:p>
      <text:p text:style-name="P34"><text:s text:c="2"/>result := 0;</text:p>
      <text:p text:style-name="P34"><text:s text:c="2"/>while r &gt;= 0 do begin</text:p>
      <text:p text:style-name="P34"><text:s text:c="4"/>inc(result, used[r]);</text:p>
      <text:p text:style-name="P34"><text:s text:c="4"/>down(r);</text:p>
      <text:p text:style-name="P34"><text:s text:c="2"/>end;</text:p>
      <text:p text:style-name="P34">end;</text:p>
      <text:p text:style-name="P34"/>
      <text:p text:style-name="P34">begin</text:p>
      <text:p text:style-name="P34"><text:soft-page-break/><text:s text:c="2"/>reset(input, 'inverse.in');</text:p>
      <text:p text:style-name="P34"><text:s text:c="2"/>rewrite(output, 'inverse.out');</text:p>
      <text:p text:style-name="P34"/>
      <text:p text:style-name="P34"><text:s text:c="2"/>fillchar(used, sizeof(used), 0);</text:p>
      <text:p text:style-name="P34"><text:s text:c="2"/>fillchar(d, sizeof(d), 0);</text:p>
      <text:p text:style-name="P34"><text:s text:c="2"/>fillchar(mas, sizeof(mas), 0);</text:p>
      <text:p text:style-name="P34"/>
      <text:p text:style-name="P34"><text:s text:c="2"/>read(n);</text:p>
      <text:p text:style-name="P34"/>
      <text:p text:style-name="P34"><text:s text:c="2"/>for i := 0 to n - 1 do</text:p>
      <text:p text:style-name="P34"><text:s text:c="4"/>read(mas[i]);</text:p>
      <text:p text:style-name="P34"/>
      <text:p text:style-name="P34"><text:s text:c="2"/>for i := 0 to n - 1 do begin</text:p>
      <text:p text:style-name="P34"><text:s text:c="4"/>UpDate(mas[i], 1);</text:p>
      <text:p text:style-name="P34"><text:s text:c="4"/>d[mas[i]] := sum(1000000) - sum(mas[i]);</text:p>
      <text:p text:style-name="P34"><text:s text:c="2"/>end;</text:p>
      <text:p text:style-name="P34"><text:s text:c="2"/>n := 0;</text:p>
      <text:p text:style-name="P34"><text:s text:c="2"/>for i := 0 to 1000001 do inc(n, d[i]);</text:p>
      <text:p text:style-name="P34"><text:s text:c="2"/>write(n);</text:p>
      <text:p text:style-name="P32">en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2"><text:soft-page-break/><text:span text:style-name="T1">З</text:span>адача <text:span text:style-name="T1">2</text:span></text:p>
      <text:p text:style-name="P17"/>
      <text:p text:style-name="P5">Условие:</text:p>
      <text:p text:style-name="P13"><text:tab/>Назовем мега-инверсией в перестановке P такую тройку (i, j, k), что Pi &gt; Pj &gt; Pk и i &lt; j &lt; k. Написать алгоритм для быстрого подсчета количества мега-инверсий в данной перестановке.</text:p>
      <text:p text:style-name="P5">Метод решения:</text:p>
      <text:p text:style-name="P13"><text:tab/>Основным алгоритмом применяемым в задаче является дерево <text:span text:style-name="T1">отрезков(или RMQ)</text:span> — позволяет быстро<text:span text:style-name="T1">(за логарифм от длины)</text:span> считать заданную обратимую <text:span text:style-name="T1">функцию на префиксе массива, с помощью метода «Разделяй и Властвуй». Структура представляет собой дерево, где у каждой вершины есть единственный предок и не более двух потомков, родитель хранит в себе результат применения заданной функции к значениям хранящимся в потомках. В итоге в каждой вершине хранится результат действия функции для определенного подмассива исходного массива.</text:span></text:p>
      <text:p text:style-name="P13"><text:tab/>Построим три RMQ: первое для указания какие числа уже есть в перестановке, второе для подсчета инверсий, третье для подсчета мега инверсий. Будем последовательно обновлять эти три дерева. Для получаения ответа просуммируем все последнее дерево.</text:p>
      <text:p text:style-name="P8">Асимптотика:</text:p>
      <text:p text:style-name="P13"><text:tab/>Сложность алгоритма O(NlogN)</text:p>
      <text:p text:style-name="P13"/>
      <text:p text:style-name="P8">Листинг:</text:p>
      <text:p text:style-name="P35">program a01;</text:p>
      <text:p text:style-name="P35"/>
      <text:p text:style-name="P35">{$APPTYPE CONSOLE}</text:p>
      <text:p text:style-name="P35"/>
      <text:p text:style-name="P35">uses</text:p>
      <text:p text:style-name="P35"><text:s text:c="2"/>SysUtils,</text:p>
      <text:p text:style-name="P35"><text:s text:c="2"/>Math;</text:p>
      <text:p text:style-name="P35"/>
      <text:p text:style-name="P35">type</text:p>
      <text:p text:style-name="P35"><text:s text:c="2"/>TElem = record</text:p>
      <text:p text:style-name="P35"><text:s text:c="4"/>value : int64;</text:p>
      <text:p text:style-name="P35"><text:s text:c="4"/>l, r : integer;</text:p>
      <text:p text:style-name="P35"><text:s text:c="2"/>end;</text:p>
      <text:p text:style-name="P35"><text:s text:c="2"/>TTree = array [1..300000] of TElem;</text:p>
      <text:p text:style-name="P35"/>
      <text:p text:style-name="P35">var</text:p>
      <text:p text:style-name="P35"><text:s text:c="2"/>used, inv, minv : TTree;</text:p>
      <text:p text:style-name="P35"><text:s text:c="2"/>mas : array [1..200000] of integer;</text:p>
      <text:p text:style-name="P35"><text:s text:c="2"/>n, i : integer;</text:p>
      <text:p text:style-name="P35"/>
      <text:p text:style-name="P35">function func (a, b : int64) : int64;</text:p>
      <text:p text:style-name="P35">begin</text:p>
      <text:p text:style-name="P35"><text:s text:c="2"/>result := a + b;</text:p>
      <text:p text:style-name="P35">end;</text:p>
      <text:p text:style-name="P35"/>
      <text:p text:style-name="P35">procedure Build(var tree : TTree; l, r, id : integer);</text:p>
      <text:p text:style-name="P35">begin</text:p>
      <text:p text:style-name="P35"><text:s text:c="2"/>tree[id].l := l;</text:p>
      <text:p text:style-name="P35"><text:s text:c="2"/>tree[id].r := r;</text:p>
      <text:p text:style-name="P35"><text:s text:c="2"/>if r - l = 1 then</text:p>
      <text:p text:style-name="P35"><text:s text:c="4"/>tree[id].value := mas[l]</text:p>
      <text:p text:style-name="P35"><text:s text:c="2"/>else begin</text:p>
      <text:p text:style-name="P35"><text:s text:c="4"/>Build(tree, l, (r + l) div 2, id * 2);</text:p>
      <text:p text:style-name="P35"><text:s text:c="4"/>Build(tree, (r + l) div 2, r, id * 2 + 1);</text:p>
      <text:p text:style-name="P35"><text:s text:c="4"/>tree[id].value := func(tree[id * 2].value, tree[id * 2].value);</text:p>
      <text:p text:style-name="P35"><text:s text:c="2"/>end;</text:p>
      <text:p text:style-name="P35">end;</text:p>
      <text:p text:style-name="P35"/>
      <text:p text:style-name="P35"><text:soft-page-break/>procedure UpDate(var tree : TTree; id, n : integer; v : int64);</text:p>
      <text:p text:style-name="P35">begin</text:p>
      <text:p text:style-name="P35"><text:s text:c="2"/>if (n &gt;= tree[id].r) or (n &lt; tree[id].l) then exit;</text:p>
      <text:p text:style-name="P35"><text:s text:c="2"/>if tree[id].r - tree[id].l = 1 then</text:p>
      <text:p text:style-name="P35"><text:s text:c="4"/>tree[id].value := v</text:p>
      <text:p text:style-name="P35"><text:s text:c="2"/>else begin</text:p>
      <text:p text:style-name="P35"><text:s text:c="4"/>Update(tree, id * 2, n, v);</text:p>
      <text:p text:style-name="P35"><text:s text:c="4"/>Update(tree, id * 2 + 1, n, v);</text:p>
      <text:p text:style-name="P35"><text:s text:c="4"/>tree[id].value := func(tree[id * 2].value, tree[id * 2 + 1].value);</text:p>
      <text:p text:style-name="P35"><text:s text:c="2"/>end;</text:p>
      <text:p text:style-name="P35">end;</text:p>
      <text:p text:style-name="P35">function Proc(var tree : TTree; l, r, id : integer) : int64;</text:p>
      <text:p text:style-name="P35">begin</text:p>
      <text:p text:style-name="P35"><text:s text:c="2"/>if (tree[id].l &gt;= r) or (tree[id].r &lt;= l) then begin</text:p>
      <text:p text:style-name="P35"><text:s text:c="4"/>result := 0;</text:p>
      <text:p text:style-name="P35"><text:s text:c="4"/>exit;</text:p>
      <text:p text:style-name="P35"><text:s text:c="2"/>end;</text:p>
      <text:p text:style-name="P35"><text:s text:c="2"/>if (l &lt;= tree[id].l) and (tree[id].r &lt;= r) then begin</text:p>
      <text:p text:style-name="P35"><text:s text:c="4"/>result := tree[id].value;</text:p>
      <text:p text:style-name="P35"><text:s text:c="4"/>exit;</text:p>
      <text:p text:style-name="P35"><text:s text:c="2"/>end;</text:p>
      <text:p text:style-name="P35"><text:s text:c="2"/>result := func(Proc(tree, l, r, id * 2), Proc(tree, l, r, id * 2 + 1));</text:p>
      <text:p text:style-name="P35">end;</text:p>
      <text:p text:style-name="P35"/>
      <text:p text:style-name="P35">begin</text:p>
      <text:p text:style-name="P35"><text:s text:c="2"/>reset(input, 'mega.in');</text:p>
      <text:p text:style-name="P35"><text:s text:c="2"/>rewrite(output, 'mega.out');</text:p>
      <text:p text:style-name="P35"/>
      <text:p text:style-name="P35"><text:s text:c="2"/>fillchar(used, sizeof(used), 0);</text:p>
      <text:p text:style-name="P35"><text:s text:c="2"/>fillchar(inv, sizeof(inv), 0);</text:p>
      <text:p text:style-name="P35"><text:s text:c="2"/>fillchar(minv, sizeof(minv), 0);</text:p>
      <text:p text:style-name="P35"><text:s text:c="2"/>fillchar(mas, sizeof(mas), 0);</text:p>
      <text:p text:style-name="P35"/>
      <text:p text:style-name="P35"><text:s text:c="2"/>readln(n);</text:p>
      <text:p text:style-name="P35"/>
      <text:p text:style-name="P35"><text:s text:c="2"/>Build(used, 0, n, 1);</text:p>
      <text:p text:style-name="P35"><text:s text:c="2"/>Build(inv, 0, n, 1);</text:p>
      <text:p text:style-name="P35"><text:s text:c="2"/>Build(minv, 0, n, 1);</text:p>
      <text:p text:style-name="P35"><text:s text:c="2"/>for i := 0 to n - 1 do</text:p>
      <text:p text:style-name="P35"><text:s text:c="4"/>readln(mas[i]);</text:p>
      <text:p text:style-name="P35"><text:s text:c="2"/>for i := 0 to n - 1 do begin</text:p>
      <text:p text:style-name="P35"><text:s text:c="4"/>UpDate(used, 1, mas[i] - 1, 1);</text:p>
      <text:p text:style-name="P35"><text:s text:c="4"/>UpDate(inv, 1, mas[i] - 1, Proc(used, mas[i], n, 1));</text:p>
      <text:p text:style-name="P35"><text:s text:c="4"/>UpDate(minv, 1, mas[i] - 1, Proc(inv, mas[i], n, 1));</text:p>
      <text:p text:style-name="P35"><text:s text:c="2"/>end;</text:p>
      <text:p text:style-name="P35"/>
      <text:p text:style-name="P35"><text:s text:c="2"/>write(Proc(minv, 0, n, 1));</text:p>
      <text:p text:style-name="P37">end.</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2"><text:soft-page-break/><text:span text:style-name="T1">З</text:span>адача <text:span text:style-name="T1">3</text:span></text:p>
      <text:p text:style-name="P17"/>
      <text:p text:style-name="P5">Условие:</text:p>
      <text:p text:style-name="P13"><text:tab/>Реализовать сбалансированное дерево поиска, поддерживающее следующие команды: добавление элемента, удаление элемента, проверка на существование элемента, следующий/предыдущий по возрастанию элемент после данного, k-тый по возрастанию элемент.</text:p>
      <text:p text:style-name="P5">Метод решения:</text:p>
      <text:p text:style-name="P13"><text:tab/>Основным алгоритмом применяемым в задаче является <text:span text:style-name="T2">Декартово дерево со случайным ключом. Все необходимые операции производятся с помощью функций разрезания дерева на два и сливания двух деревьев. Случайный же ключ гарантирует, что все операции будут производиться с логарифмической сложностью.</text:span></text:p>
      <text:p text:style-name="P8">Асимптотика:</text:p>
      <text:p text:style-name="P13"><text:tab/>Сложность алгоритма O(NlogN)</text:p>
      <text:p text:style-name="P13"/>
      <text:p text:style-name="P8">Листинг:</text:p>
      <text:p text:style-name="P36">program b01;</text:p>
      <text:p text:style-name="P36"/>
      <text:p text:style-name="P36">{$APPTYPE CONSOLE}</text:p>
      <text:p text:style-name="P36"/>
      <text:p text:style-name="P36">uses</text:p>
      <text:p text:style-name="P36"><text:s text:c="2"/>SysUtils;</text:p>
      <text:p text:style-name="P36"/>
      <text:p text:style-name="P36">const</text:p>
      <text:p text:style-name="P36"><text:s text:c="2"/>num = 100000;</text:p>
      <text:p text:style-name="P36"/>
      <text:p text:style-name="P36">type</text:p>
      <text:p text:style-name="P36"><text:s text:c="2"/>TElem = record</text:p>
      <text:p text:style-name="P36"><text:s text:c="4"/>x, y : integer;</text:p>
      <text:p text:style-name="P36"><text:s text:c="4"/>l, r : integer;</text:p>
      <text:p text:style-name="P36"><text:s text:c="2"/>end;</text:p>
      <text:p text:style-name="P36"><text:s text:c="2"/>TPair = record</text:p>
      <text:p text:style-name="P36"><text:s text:c="4"/>a, b : integer;</text:p>
      <text:p text:style-name="P36"><text:s text:c="2"/>end;</text:p>
      <text:p text:style-name="P36"/>
      <text:p text:style-name="P36">var</text:p>
      <text:p text:style-name="P36"><text:s text:c="2"/>stack, sz : array [0..num] of integer;</text:p>
      <text:p text:style-name="P36"><text:s text:c="2"/>r, t, i, n, q : integer;</text:p>
      <text:p text:style-name="P36"><text:s text:c="2"/>a : array [1..num] of TElem;</text:p>
      <text:p text:style-name="P36"><text:s text:c="2"/>s : string;</text:p>
      <text:p text:style-name="P36"><text:s text:c="2"/>tmp : TPair;</text:p>
      <text:p text:style-name="P36"/>
      <text:p text:style-name="P36">function cnt(t : integer): integer;</text:p>
      <text:p text:style-name="P36">begin</text:p>
      <text:p text:style-name="P36"><text:s/>result := 0;</text:p>
      <text:p text:style-name="P36"><text:s/>if t = -1 then exit;</text:p>
      <text:p text:style-name="P36"><text:s/>result := sz[t];</text:p>
      <text:p text:style-name="P36">end;</text:p>
      <text:p text:style-name="P36"/>
      <text:p text:style-name="P36">procedure update(t : integer);</text:p>
      <text:p text:style-name="P36">begin</text:p>
      <text:p text:style-name="P36"><text:s/>if t = -1 then exit;</text:p>
      <text:p text:style-name="P36"><text:s/>sz[t] := cnt(a[t].l) + cnt(a[t].r) + 1;</text:p>
      <text:p text:style-name="P36">end;</text:p>
      <text:p text:style-name="P36"/>
      <text:p text:style-name="P36">procedure push(a : integer);</text:p>
      <text:p text:style-name="P36">begin</text:p>
      <text:p text:style-name="P36"><text:s text:c="2"/>inc(r);</text:p>
      <text:p text:style-name="P36"><text:s text:c="2"/>stack[r] := a;</text:p>
      <text:p text:style-name="P36">end;</text:p>
      <text:p text:style-name="P36"/>
      <text:p text:style-name="P36">function new : integer;</text:p>
      <text:p text:style-name="P36">begin</text:p>
      <text:p text:style-name="P36"><text:s text:c="2"/>result := stack[r];</text:p>
      <text:p text:style-name="P36"><text:s text:c="2"/>dec(r);</text:p>
      <text:p text:style-name="P36"><text:soft-page-break/>end;</text:p>
      <text:p text:style-name="P36"/>
      <text:p text:style-name="P36">function merge (t1, t2 : integer) : integer;</text:p>
      <text:p text:style-name="P36">begin</text:p>
      <text:p text:style-name="P36"><text:s text:c="2"/>result := t2;</text:p>
      <text:p text:style-name="P36"><text:s text:c="2"/>if t1 = -1 then exit;</text:p>
      <text:p text:style-name="P36"><text:s text:c="2"/>result := t1;</text:p>
      <text:p text:style-name="P36"><text:s text:c="2"/>if t2 = -1 then exit;</text:p>
      <text:p text:style-name="P36"><text:s text:c="2"/>if (a[t1].y &gt; a[t2].y) then begin</text:p>
      <text:p text:style-name="P36"><text:s text:c="4"/>a[t1].r := merge(a[t1].r, t2);</text:p>
      <text:p text:style-name="P36"><text:s text:c="4"/>update(t1);</text:p>
      <text:p text:style-name="P36"><text:s text:c="4"/>result := t1;</text:p>
      <text:p text:style-name="P36"><text:s text:c="2"/>end</text:p>
      <text:p text:style-name="P36"><text:s text:c="2"/>else begin</text:p>
      <text:p text:style-name="P36"><text:s text:c="4"/>a[t2].l := merge(t1, a[t2].l);</text:p>
      <text:p text:style-name="P36"><text:s text:c="4"/>update(t2);</text:p>
      <text:p text:style-name="P36"><text:s text:c="4"/>result := t2;</text:p>
      <text:p text:style-name="P36"><text:s text:c="2"/>end</text:p>
      <text:p text:style-name="P36">end;</text:p>
      <text:p text:style-name="P36"/>
      <text:p text:style-name="P36">function split (t, k : integer): TPair;</text:p>
      <text:p text:style-name="P36">var</text:p>
      <text:p text:style-name="P36"><text:s text:c="2"/>tmp : TPair;</text:p>
      <text:p text:style-name="P36">begin</text:p>
      <text:p text:style-name="P36"><text:s text:c="2"/>result.a := -1;</text:p>
      <text:p text:style-name="P36"><text:s text:c="2"/>result.b := -1;</text:p>
      <text:p text:style-name="P36"><text:s text:c="2"/>if t = -1 then exit;</text:p>
      <text:p text:style-name="P36"><text:s text:c="2"/>if k &gt; a[t].x then begin</text:p>
      <text:p text:style-name="P36"><text:s text:c="4"/>tmp := split(a[t].r, k);</text:p>
      <text:p text:style-name="P36"><text:s text:c="4"/>a[t].r := tmp.a;</text:p>
      <text:p text:style-name="P36"><text:s text:c="4"/>update(t);</text:p>
      <text:p text:style-name="P36"><text:s text:c="4"/>update(tmp.b);</text:p>
      <text:p text:style-name="P36"><text:s text:c="4"/>result.a := t;</text:p>
      <text:p text:style-name="P36"><text:s text:c="4"/>result.b := tmp.b;</text:p>
      <text:p text:style-name="P36"><text:s text:c="2"/>end</text:p>
      <text:p text:style-name="P36"><text:s text:c="2"/>else begin</text:p>
      <text:p text:style-name="P36"><text:s text:c="4"/>tmp := split(a[t].l, k);</text:p>
      <text:p text:style-name="P36"><text:s text:c="4"/>a[t].l := tmp.b;</text:p>
      <text:p text:style-name="P36"><text:s text:c="4"/>update(tmp.a);</text:p>
      <text:p text:style-name="P36"><text:s text:c="4"/>update(t);</text:p>
      <text:p text:style-name="P36"><text:s text:c="4"/>result.a := tmp.a;</text:p>
      <text:p text:style-name="P36"><text:s text:c="4"/>result.b := t;</text:p>
      <text:p text:style-name="P36"><text:s text:c="2"/>end;</text:p>
      <text:p text:style-name="P36">end;</text:p>
      <text:p text:style-name="P36"/>
      <text:p text:style-name="P36">function exist (t, k: integer) : boolean;</text:p>
      <text:p text:style-name="P36">begin</text:p>
      <text:p text:style-name="P36"><text:s text:c="2"/>result := false;</text:p>
      <text:p text:style-name="P36"><text:s text:c="2"/>if t = -1 then exit;</text:p>
      <text:p text:style-name="P36"><text:s text:c="2"/>result := true;</text:p>
      <text:p text:style-name="P36"><text:s text:c="2"/>if a[t].x = k then exit;</text:p>
      <text:p text:style-name="P36"><text:s text:c="2"/>if a[t].x &gt; k then begin</text:p>
      <text:p text:style-name="P36"><text:s text:c="4"/>result := exist(a[t].l, k);</text:p>
      <text:p text:style-name="P36"><text:s text:c="4"/>exit;</text:p>
      <text:p text:style-name="P36"><text:s text:c="2"/>end;</text:p>
      <text:p text:style-name="P36"><text:s text:c="2"/>if a[t].x &lt; k then begin</text:p>
      <text:p text:style-name="P36"><text:s text:c="4"/>result := exist(a[t].r, k);</text:p>
      <text:p text:style-name="P36"><text:s text:c="4"/>exit;</text:p>
      <text:p text:style-name="P36"><text:s text:c="2"/>end;</text:p>
      <text:p text:style-name="P36">end;</text:p>
      <text:p text:style-name="P36"/>
      <text:p text:style-name="P36">function insert (t, k : integer) : integer;</text:p>
      <text:p text:style-name="P36">var</text:p>
      <text:p text:style-name="P36"><text:s text:c="2"/>p : integer;</text:p>
      <text:p text:style-name="P36"><text:s text:c="2"/>tmp : TPair;</text:p>
      <text:p text:style-name="P36">begin</text:p>
      <text:p text:style-name="P36"><text:s text:c="2"/>result := t;</text:p>
      <text:p text:style-name="P36"><text:s text:c="2"/>if exist(t, k) then exit;</text:p>
      <text:p text:style-name="P36"><text:s text:c="2"/>p := new;</text:p>
      <text:p text:style-name="P36"><text:s text:c="2"/>a[p].x := k;</text:p>
      <text:p text:style-name="P36"><text:s text:c="2"/>a[p].y := random(100000000);</text:p>
      <text:p text:style-name="P36"><text:s text:c="2"/>a[p].l := -1;</text:p>
      <text:p text:style-name="P36"><text:s text:c="2"/>a[p].r := -1;</text:p>
      <text:p text:style-name="P36"><text:s text:c="2"/>tmp := split(t, k);</text:p>
      <text:p text:style-name="P36"><text:s text:c="2"/>tmp.a := merge(tmp.a, p);</text:p>
      <text:p text:style-name="P36"><text:s text:c="2"/>result := merge(tmp.a, tmp.b);</text:p>
      <text:p text:style-name="P36">end;</text:p>
      <text:p text:style-name="P36"/>
      <text:p text:style-name="P36">function delete (t, k : integer): integer;</text:p>
      <text:p text:style-name="P36"><text:soft-page-break/>begin</text:p>
      <text:p text:style-name="P36"><text:s text:c="2"/>result := -1;</text:p>
      <text:p text:style-name="P36"><text:s text:c="2"/>if t = -1 then exit;</text:p>
      <text:p text:style-name="P36"><text:s text:c="2"/>if a[t].x &lt; k then begin</text:p>
      <text:p text:style-name="P36"><text:s text:c="4"/>a[t].r := Delete(a[t].r, k);</text:p>
      <text:p text:style-name="P36"><text:s text:c="4"/>result := t;</text:p>
      <text:p text:style-name="P36"><text:s text:c="4"/>exit;</text:p>
      <text:p text:style-name="P36"><text:s text:c="2"/>end;</text:p>
      <text:p text:style-name="P36"><text:s text:c="2"/>if a[t].x &gt; k then begin</text:p>
      <text:p text:style-name="P36"><text:s text:c="4"/>a[t].l := delete(a[t].l, k);</text:p>
      <text:p text:style-name="P36"><text:s text:c="4"/>result := t;</text:p>
      <text:p text:style-name="P36"><text:s text:c="4"/>exit;</text:p>
      <text:p text:style-name="P36"><text:s text:c="2"/>end;</text:p>
      <text:p text:style-name="P36"><text:s text:c="2"/>result := merge(a[t].l, a[t].r);</text:p>
      <text:p text:style-name="P36">end;</text:p>
      <text:p text:style-name="P36"/>
      <text:p text:style-name="P36"/>
      <text:p text:style-name="P36"/>
      <text:p text:style-name="P36">procedure exists (t, k: integer);</text:p>
      <text:p text:style-name="P36">begin</text:p>
      <text:p text:style-name="P36"><text:s/>if exist(t, k) then</text:p>
      <text:p text:style-name="P36"><text:s text:c="3"/>writeln('true')</text:p>
      <text:p text:style-name="P36"><text:s/>else</text:p>
      <text:p text:style-name="P36"><text:s text:c="3"/>writeln('false');</text:p>
      <text:p text:style-name="P36">end;</text:p>
      <text:p text:style-name="P36"/>
      <text:p text:style-name="P36">function next (t, key : integer): TPair;</text:p>
      <text:p text:style-name="P36">var</text:p>
      <text:p text:style-name="P36"><text:s text:c="2"/>tmp : TPair;</text:p>
      <text:p text:style-name="P36"><text:s text:c="2"/>v : integer;</text:p>
      <text:p text:style-name="P36">begin</text:p>
      <text:p text:style-name="P36"><text:s text:c="2"/>tmp := split(t, key + 1);</text:p>
      <text:p text:style-name="P36"><text:s text:c="2"/>v := tmp.b;</text:p>
      <text:p text:style-name="P36"><text:s text:c="2"/>result.b := v;</text:p>
      <text:p text:style-name="P36"><text:s text:c="2"/>result.a := tmp.a;</text:p>
      <text:p text:style-name="P36"><text:s text:c="2"/>if v = -1 then exit;</text:p>
      <text:p text:style-name="P36"><text:s text:c="2"/>while a[v].l &lt;&gt; -1 do</text:p>
      <text:p text:style-name="P36"><text:s text:c="4"/>v := a[v].l;</text:p>
      <text:p text:style-name="P36"><text:s text:c="2"/>tmp.a := merge(tmp.a, tmp.b);</text:p>
      <text:p text:style-name="P36"><text:s text:c="2"/>tmp.b := v;</text:p>
      <text:p text:style-name="P36"><text:s text:c="2"/>result := <text:s/>tmp;</text:p>
      <text:p text:style-name="P36">end;</text:p>
      <text:p text:style-name="P36"/>
      <text:p text:style-name="P36">function prev (t, key : integer) : TPair;</text:p>
      <text:p text:style-name="P36">var</text:p>
      <text:p text:style-name="P36"><text:s text:c="2"/>tmp : TPair;</text:p>
      <text:p text:style-name="P36"><text:s text:c="2"/>v : integer;</text:p>
      <text:p text:style-name="P36">begin</text:p>
      <text:p text:style-name="P36"><text:s text:c="2"/>tmp := split(t, key);</text:p>
      <text:p text:style-name="P36"><text:s text:c="2"/>v := tmp.a;</text:p>
      <text:p text:style-name="P36"><text:s text:c="2"/>result.a := t;</text:p>
      <text:p text:style-name="P36"><text:s text:c="2"/>result.b := v;</text:p>
      <text:p text:style-name="P36"><text:s text:c="2"/>if v = -1 then exit;</text:p>
      <text:p text:style-name="P36"><text:s text:c="2"/>while a[v].r &lt;&gt; -1 do</text:p>
      <text:p text:style-name="P36"><text:s text:c="4"/>v := a[v].r;</text:p>
      <text:p text:style-name="P36"><text:s text:c="2"/>result.a := merge(tmp.a, tmp.b);</text:p>
      <text:p text:style-name="P36"><text:s text:c="2"/>result.b := v;</text:p>
      <text:p text:style-name="P36">end;</text:p>
      <text:p text:style-name="P36"/>
      <text:p text:style-name="P36">function kth (t, key : integer): integer;</text:p>
      <text:p text:style-name="P36">begin</text:p>
      <text:p text:style-name="P36"><text:s text:c="2"/>result := -1;</text:p>
      <text:p text:style-name="P36"><text:s text:c="2"/>if t = -1 then exit;</text:p>
      <text:p text:style-name="P36"><text:s text:c="2"/></text:p>
      <text:p text:style-name="P36"><text:s text:c="2"/>result := -1;</text:p>
      <text:p text:style-name="P36"><text:s text:c="2"/>if cnt(t) &lt; key then exit;</text:p>
      <text:p text:style-name="P36"/>
      <text:p text:style-name="P36"><text:s text:c="2"/>if key &lt;= cnt(a[t].l) then begin</text:p>
      <text:p text:style-name="P36"><text:s text:c="4"/>result := kth(a[t].l, key);</text:p>
      <text:p text:style-name="P36"><text:s text:c="4"/>exit;</text:p>
      <text:p text:style-name="P36"><text:s text:c="2"/>end;</text:p>
      <text:p text:style-name="P36"/>
      <text:p text:style-name="P36"><text:s text:c="2"/>if key = cnt(a[t].l) + 1 then begin</text:p>
      <text:p text:style-name="P36"><text:s text:c="4"/>result := a[t].x;</text:p>
      <text:p text:style-name="P36"><text:s text:c="4"/>exit;</text:p>
      <text:p text:style-name="P36"><text:s text:c="2"/>end;</text:p>
      <text:p text:style-name="P36"><text:s text:c="2"/></text:p>
      <text:p text:style-name="P36"><text:s text:c="2"/>result := kth(a[t].r, key - cnt(a[t].l) - 1);</text:p>
      <text:p text:style-name="P36">end;</text:p>
      <text:p text:style-name="P36"><text:soft-page-break/></text:p>
      <text:p text:style-name="P36"/>
      <text:p text:style-name="P36"/>
      <text:p text:style-name="P36">begin</text:p>
      <text:p text:style-name="P36"><text:s text:c="2"/>reset(input, 'bst2.in');</text:p>
      <text:p text:style-name="P36"><text:s text:c="2"/>rewrite(output, 'bst2.out');</text:p>
      <text:p text:style-name="P36"><text:s text:c="2"/>Randomize;</text:p>
      <text:p text:style-name="P36"><text:s text:c="2"/>fillchar(stack, sizeof(stack), 0);</text:p>
      <text:p text:style-name="P36"><text:s text:c="2"/>fillchar(a, sizeof(a), -1);</text:p>
      <text:p text:style-name="P36"><text:s text:c="2"/>r := 0;</text:p>
      <text:p text:style-name="P36"><text:s text:c="2"/>for i:= num downto 1 do push(i);</text:p>
      <text:p text:style-name="P36"><text:s text:c="2"/>t := -1;</text:p>
      <text:p text:style-name="P36"><text:s text:c="2"/>while not(eof(input)) do begin</text:p>
      <text:p text:style-name="P36"><text:s text:c="4"/>readln(s);</text:p>
      <text:p text:style-name="P36"><text:s text:c="4"/>if s[1] = 'i' then begin</text:p>
      <text:p text:style-name="P36"><text:s text:c="6"/>n := strtoint(copy(s, 8, 10));</text:p>
      <text:p text:style-name="P36"><text:s text:c="6"/>t := insert(t, n);</text:p>
      <text:p text:style-name="P36"><text:s text:c="4"/>end;</text:p>
      <text:p text:style-name="P36"><text:s text:c="4"/>if s[1] = 'e' then begin</text:p>
      <text:p text:style-name="P36"><text:s text:c="6"/>n := strtoint(copy(s, 8, 10));</text:p>
      <text:p text:style-name="P36"><text:s text:c="6"/>exists(t, n);</text:p>
      <text:p text:style-name="P36"><text:s text:c="4"/>end;</text:p>
      <text:p text:style-name="P36"><text:s text:c="4"/>if s[1] = 'd' then begin</text:p>
      <text:p text:style-name="P36"><text:s text:c="6"/>n := strtoint(copy(s, 8, 10));</text:p>
      <text:p text:style-name="P36"><text:s text:c="6"/>t := delete(t, n);</text:p>
      <text:p text:style-name="P36"><text:s text:c="4"/>end;</text:p>
      <text:p text:style-name="P36"><text:s text:c="4"/>if s[1] = 'n' then begin</text:p>
      <text:p text:style-name="P36"><text:s text:c="6"/>n := strtoint(copy(s, 6, 10));</text:p>
      <text:p text:style-name="P36"><text:s text:c="6"/>tmp := next(t, n);</text:p>
      <text:p text:style-name="P36"><text:s text:c="6"/>t := tmp.a;</text:p>
      <text:p text:style-name="P36"><text:s text:c="6"/>if <text:s/>tmp.b = -1 then</text:p>
      <text:p text:style-name="P36"><text:s text:c="8"/>writeln('none')</text:p>
      <text:p text:style-name="P36"><text:s text:c="6"/>else</text:p>
      <text:p text:style-name="P36"><text:s text:c="8"/>writeln(a[tmp.b].x);</text:p>
      <text:p text:style-name="P36"><text:s text:c="4"/>end;</text:p>
      <text:p text:style-name="P36"><text:s text:c="4"/>if s[1] = 'p' then begin</text:p>
      <text:p text:style-name="P36"><text:s text:c="6"/>n := strtoint(copy(s, 6, 10));</text:p>
      <text:p text:style-name="P36"><text:s text:c="6"/>tmp := prev(t, n);</text:p>
      <text:p text:style-name="P36"><text:s text:c="6"/>t := tmp.a;</text:p>
      <text:p text:style-name="P36"><text:s text:c="6"/>if <text:s/>tmp.b = -1 then</text:p>
      <text:p text:style-name="P36"><text:s text:c="8"/>writeln('none')</text:p>
      <text:p text:style-name="P36"><text:s text:c="6"/>else</text:p>
      <text:p text:style-name="P36"><text:s text:c="8"/>writeln(a[tmp.b].x);</text:p>
      <text:p text:style-name="P36"><text:s text:c="4"/>end;</text:p>
      <text:p text:style-name="P36"><text:s text:c="4"/>if s[1] = 'k' then begin</text:p>
      <text:p text:style-name="P36"><text:s text:c="6"/>n := strtoint(copy(s, 5, 10));</text:p>
      <text:p text:style-name="P36"><text:s text:c="6"/>q := kth(t, n);</text:p>
      <text:p text:style-name="P36"><text:s text:c="6"/>if <text:s/>q = -1 then</text:p>
      <text:p text:style-name="P36"><text:s text:c="8"/>writeln('none')</text:p>
      <text:p text:style-name="P36"><text:s text:c="6"/>else</text:p>
      <text:p text:style-name="P36"><text:s text:c="8"/>writeln(q);</text:p>
      <text:p text:style-name="P36"><text:s text:c="4"/>end;</text:p>
      <text:p text:style-name="P36"><text:s text:c="2"/>end;</text:p>
      <text:p text:style-name="P36"><text:s text:c="2"/>close(input);</text:p>
      <text:p text:style-name="P36"><text:s text:c="2"/>close(output);</text:p>
      <text:p text:style-name="P38">end.</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3"><text:soft-page-break/><text:span text:style-name="T1">З</text:span>адача <text:span text:style-name="T2">4</text:span></text:p>
      <text:p text:style-name="P18"/>
      <text:p text:style-name="P6">Условие:</text:p>
      <text:p text:style-name="P14"><text:tab/>Дано N солдат, пронумерованных от 1 до N. Капрал любит давать приказы вида «Вперед с i по j», солтады стоящие на данном промежутке должны сохраняя порадок переместиться в начало шеренги. Дан список команд, необходимо вычислить конечное положение солдат.</text:p>
      <text:p text:style-name="P6">Метод решения:</text:p>
      <text:p text:style-name="P14"><text:tab/>Основным алгоритмом применяемым в задаче является <text:span text:style-name="T2">Декартово дерево со случайным ключом. Команда вперед будет выполняться с помощью разрезания дерева на три части и сливания их в нужном порядке.</text:span></text:p>
      <text:p text:style-name="P9">Асимптотика:</text:p>
      <text:p text:style-name="P14"><text:tab/>Сложность алгоритма O(NlogN)</text:p>
      <text:p text:style-name="P14"/>
      <text:p text:style-name="P9">Листинг:</text:p>
      <text:p text:style-name="P39">program c01;</text:p>
      <text:p text:style-name="P39"/>
      <text:p text:style-name="P39">{$APPTYPE CONSOLE}</text:p>
      <text:p text:style-name="P39"/>
      <text:p text:style-name="P39">uses</text:p>
      <text:p text:style-name="P39"><text:s text:c="2"/>SysUtils;</text:p>
      <text:p text:style-name="P39"/>
      <text:p text:style-name="P39">const</text:p>
      <text:p text:style-name="P39"><text:s text:c="2"/>num = 100000;</text:p>
      <text:p text:style-name="P39"/>
      <text:p text:style-name="P39">type</text:p>
      <text:p text:style-name="P39"><text:s text:c="2"/>TElem = record</text:p>
      <text:p text:style-name="P39"><text:s text:c="4"/>x, y : integer;</text:p>
      <text:p text:style-name="P39"><text:s text:c="4"/>l, r : integer;</text:p>
      <text:p text:style-name="P39"><text:s text:c="2"/>end;</text:p>
      <text:p text:style-name="P39"><text:s text:c="2"/>TPair = record</text:p>
      <text:p text:style-name="P39"><text:s text:c="4"/>a, b : integer;</text:p>
      <text:p text:style-name="P39"><text:s text:c="2"/>end;</text:p>
      <text:p text:style-name="P39"/>
      <text:p text:style-name="P39">var</text:p>
      <text:p text:style-name="P39"><text:s text:c="2"/>used : array [0..num] of boolean;</text:p>
      <text:p text:style-name="P39"><text:s text:c="2"/>stack, sz : array [0..num] of integer;</text:p>
      <text:p text:style-name="P39"><text:s text:c="2"/>r, t, i, n, q, m, aa, b : integer;</text:p>
      <text:p text:style-name="P39"><text:s text:c="2"/>a : array [1..num] of TElem;</text:p>
      <text:p text:style-name="P39"><text:s text:c="2"/>s : string;</text:p>
      <text:p text:style-name="P39"><text:s text:c="2"/>tmp : TPair;</text:p>
      <text:p text:style-name="P39"/>
      <text:p text:style-name="P39">function cnt(t : integer): integer;</text:p>
      <text:p text:style-name="P39">begin</text:p>
      <text:p text:style-name="P39"><text:s/>result := 0;</text:p>
      <text:p text:style-name="P39"><text:s/>if t = -1 then exit;</text:p>
      <text:p text:style-name="P39"><text:s/>result := sz[t];</text:p>
      <text:p text:style-name="P39">end;</text:p>
      <text:p text:style-name="P39"/>
      <text:p text:style-name="P39">procedure update(t : integer);</text:p>
      <text:p text:style-name="P39">begin</text:p>
      <text:p text:style-name="P39"><text:s/>if t = -1 then exit;</text:p>
      <text:p text:style-name="P39"><text:s/>sz[t] := cnt(a[t].l) + cnt(a[t].r) + 1;</text:p>
      <text:p text:style-name="P39">end;</text:p>
      <text:p text:style-name="P39"/>
      <text:p text:style-name="P39">procedure push(a : integer);</text:p>
      <text:p text:style-name="P39">begin</text:p>
      <text:p text:style-name="P39"><text:s text:c="2"/>inc(r);</text:p>
      <text:p text:style-name="P39"><text:s text:c="2"/>stack[r] := a;</text:p>
      <text:p text:style-name="P39">end;</text:p>
      <text:p text:style-name="P39"/>
      <text:p text:style-name="P39">function new : integer;</text:p>
      <text:p text:style-name="P39">begin</text:p>
      <text:p text:style-name="P39"><text:s text:c="2"/>result := stack[r];</text:p>
      <text:p text:style-name="P39"><text:s text:c="2"/>dec(r);</text:p>
      <text:p text:style-name="P39">end;</text:p>
      <text:p text:style-name="P39"/>
      <text:p text:style-name="P39"><text:soft-page-break/>function merge (t1, t2 : integer) : integer;</text:p>
      <text:p text:style-name="P39">begin</text:p>
      <text:p text:style-name="P39"><text:s text:c="2"/>result := t2;</text:p>
      <text:p text:style-name="P39"><text:s text:c="2"/>if t1 = -1 then exit;</text:p>
      <text:p text:style-name="P39"><text:s text:c="2"/>result := t1;</text:p>
      <text:p text:style-name="P39"><text:s text:c="2"/>if t2 = -1 then exit;</text:p>
      <text:p text:style-name="P39"><text:s text:c="2"/>if (a[t1].y &gt; a[t2].y) then begin</text:p>
      <text:p text:style-name="P39"><text:s text:c="4"/>a[t1].r := merge(a[t1].r, t2);</text:p>
      <text:p text:style-name="P39"><text:s text:c="4"/>update(t1);</text:p>
      <text:p text:style-name="P39"><text:s text:c="4"/>result := t1;</text:p>
      <text:p text:style-name="P39"><text:s text:c="2"/>end</text:p>
      <text:p text:style-name="P39"><text:s text:c="2"/>else begin</text:p>
      <text:p text:style-name="P39"><text:s text:c="4"/>a[t2].l := merge(t1, a[t2].l);</text:p>
      <text:p text:style-name="P39"><text:s text:c="4"/>update(t2);</text:p>
      <text:p text:style-name="P39"><text:s text:c="4"/>result := t2;</text:p>
      <text:p text:style-name="P39"><text:s text:c="2"/>end</text:p>
      <text:p text:style-name="P39">end;</text:p>
      <text:p text:style-name="P39"/>
      <text:p text:style-name="P39">function split (t, k : integer): TPair;</text:p>
      <text:p text:style-name="P39">var</text:p>
      <text:p text:style-name="P39"><text:s text:c="2"/>tmp : TPair;</text:p>
      <text:p text:style-name="P39">begin</text:p>
      <text:p text:style-name="P39"><text:s text:c="2"/>result.a := -1;</text:p>
      <text:p text:style-name="P39"><text:s text:c="2"/>result.b := -1;</text:p>
      <text:p text:style-name="P39"><text:s text:c="2"/>if t = -1 then exit;</text:p>
      <text:p text:style-name="P39"><text:s text:c="2"/>if k &gt; cnt(a[t].l) then begin</text:p>
      <text:p text:style-name="P39"><text:s text:c="4"/>tmp := split(a[t].r, k - cnt(a[t].l) - 1);</text:p>
      <text:p text:style-name="P39"><text:s text:c="4"/>a[t].r := tmp.a;</text:p>
      <text:p text:style-name="P39"><text:s text:c="4"/>update(t);</text:p>
      <text:p text:style-name="P39"><text:s text:c="4"/>update(tmp.b);</text:p>
      <text:p text:style-name="P39"><text:s text:c="4"/>result.a := t;</text:p>
      <text:p text:style-name="P39"><text:s text:c="4"/>result.b := tmp.b;</text:p>
      <text:p text:style-name="P39"><text:s text:c="2"/>end</text:p>
      <text:p text:style-name="P39"><text:s text:c="2"/>else begin</text:p>
      <text:p text:style-name="P39"><text:s text:c="4"/>tmp := split(a[t].l, k);</text:p>
      <text:p text:style-name="P39"><text:s text:c="4"/>a[t].l := tmp.b;</text:p>
      <text:p text:style-name="P39"><text:s text:c="4"/>update(tmp.a);</text:p>
      <text:p text:style-name="P39"><text:s text:c="4"/>update(t);</text:p>
      <text:p text:style-name="P39"><text:s text:c="4"/>result.a := tmp.a;</text:p>
      <text:p text:style-name="P39"><text:s text:c="4"/>result.b := t;</text:p>
      <text:p text:style-name="P39"><text:s text:c="2"/>end;</text:p>
      <text:p text:style-name="P39">end;</text:p>
      <text:p text:style-name="P39"/>
      <text:p text:style-name="P39">function exist (t, k: integer) : boolean;</text:p>
      <text:p text:style-name="P39">begin</text:p>
      <text:p text:style-name="P39"><text:s text:c="2"/>result := false;</text:p>
      <text:p text:style-name="P39"><text:s text:c="2"/>if t = -1 then exit;</text:p>
      <text:p text:style-name="P39"><text:s text:c="2"/>result := true;</text:p>
      <text:p text:style-name="P39"><text:s text:c="2"/>if a[t].x = k then exit;</text:p>
      <text:p text:style-name="P39"><text:s text:c="2"/>if a[t].x &gt; k then begin</text:p>
      <text:p text:style-name="P39"><text:s text:c="4"/>result := exist(a[t].l, k);</text:p>
      <text:p text:style-name="P39"><text:s text:c="4"/>exit;</text:p>
      <text:p text:style-name="P39"><text:s text:c="2"/>end;</text:p>
      <text:p text:style-name="P39"><text:s text:c="2"/>if a[t].x &lt; k then begin</text:p>
      <text:p text:style-name="P39"><text:s text:c="4"/>result := exist(a[t].r, k);</text:p>
      <text:p text:style-name="P39"><text:s text:c="4"/>exit;</text:p>
      <text:p text:style-name="P39"><text:s text:c="2"/>end;</text:p>
      <text:p text:style-name="P39">end;</text:p>
      <text:p text:style-name="P39"/>
      <text:p text:style-name="P39">function insert (t, k : integer) : integer;</text:p>
      <text:p text:style-name="P39">var</text:p>
      <text:p text:style-name="P39"><text:s text:c="2"/>p : integer;</text:p>
      <text:p text:style-name="P39"><text:s text:c="2"/>tmp : TPair;</text:p>
      <text:p text:style-name="P39">begin</text:p>
      <text:p text:style-name="P39"><text:s text:c="2"/>result := t;</text:p>
      <text:p text:style-name="P39"><text:s text:c="2"/>if exist(t, k) then exit;</text:p>
      <text:p text:style-name="P39"><text:s text:c="2"/>p := new;</text:p>
      <text:p text:style-name="P39"><text:s text:c="2"/>a[p].x := k;</text:p>
      <text:p text:style-name="P39"><text:s text:c="2"/>a[p].y := random(100000000);</text:p>
      <text:p text:style-name="P39"><text:s text:c="2"/>a[p].l := -1;</text:p>
      <text:p text:style-name="P39"><text:s text:c="2"/>a[p].r := -1;</text:p>
      <text:p text:style-name="P39"><text:s text:c="2"/>tmp := split(t, k);</text:p>
      <text:p text:style-name="P39"><text:s text:c="2"/>tmp.a := merge(tmp.a, p);</text:p>
      <text:p text:style-name="P39"><text:s text:c="2"/>result := merge(tmp.a, tmp.b);</text:p>
      <text:p text:style-name="P39">end;</text:p>
      <text:p text:style-name="P39"/>
      <text:p text:style-name="P39">function delete (t, k : integer): integer;</text:p>
      <text:p text:style-name="P39">begin</text:p>
      <text:p text:style-name="P39"><text:s text:c="2"/>result := -1;</text:p>
      <text:p text:style-name="P39"><text:soft-page-break/><text:s text:c="2"/>if t = -1 then exit;</text:p>
      <text:p text:style-name="P39"><text:s text:c="2"/>if a[t].x &lt; k then begin</text:p>
      <text:p text:style-name="P39"><text:s text:c="4"/>a[t].r := Delete(a[t].r, k);</text:p>
      <text:p text:style-name="P39"><text:s text:c="4"/>result := t;</text:p>
      <text:p text:style-name="P39"><text:s text:c="4"/>exit;</text:p>
      <text:p text:style-name="P39"><text:s text:c="2"/>end;</text:p>
      <text:p text:style-name="P39"><text:s text:c="2"/>if a[t].x &gt; k then begin</text:p>
      <text:p text:style-name="P39"><text:s text:c="4"/>a[t].l := delete(a[t].l, k);</text:p>
      <text:p text:style-name="P39"><text:s text:c="4"/>result := t;</text:p>
      <text:p text:style-name="P39"><text:s text:c="4"/>exit;</text:p>
      <text:p text:style-name="P39"><text:s text:c="2"/>end;</text:p>
      <text:p text:style-name="P39"><text:s text:c="2"/>result := merge(a[t].l, a[t].r);</text:p>
      <text:p text:style-name="P39">end;</text:p>
      <text:p text:style-name="P39"/>
      <text:p text:style-name="P39"/>
      <text:p text:style-name="P39"/>
      <text:p text:style-name="P39">procedure exists (t, k: integer);</text:p>
      <text:p text:style-name="P39">begin</text:p>
      <text:p text:style-name="P39"><text:s/>if exist(t, k) then</text:p>
      <text:p text:style-name="P39"><text:s text:c="3"/>writeln('true')</text:p>
      <text:p text:style-name="P39"><text:s/>else</text:p>
      <text:p text:style-name="P39"><text:s text:c="3"/>writeln('false');</text:p>
      <text:p text:style-name="P39">end;</text:p>
      <text:p text:style-name="P39"/>
      <text:p text:style-name="P39">function next (t, key : integer): TPair;</text:p>
      <text:p text:style-name="P39">var</text:p>
      <text:p text:style-name="P39"><text:s text:c="2"/>tmp : TPair;</text:p>
      <text:p text:style-name="P39"><text:s text:c="2"/>v : integer;</text:p>
      <text:p text:style-name="P39">begin</text:p>
      <text:p text:style-name="P39"><text:s text:c="2"/>tmp := split(t, key + 1);</text:p>
      <text:p text:style-name="P39"><text:s text:c="2"/>v := tmp.b;</text:p>
      <text:p text:style-name="P39"><text:s text:c="2"/>result.b := v;</text:p>
      <text:p text:style-name="P39"><text:s text:c="2"/>result.a := tmp.a;</text:p>
      <text:p text:style-name="P39"><text:s text:c="2"/>if v = -1 then exit;</text:p>
      <text:p text:style-name="P39"><text:s text:c="2"/>while a[v].l &lt;&gt; -1 do</text:p>
      <text:p text:style-name="P39"><text:s text:c="4"/>v := a[v].l;</text:p>
      <text:p text:style-name="P39"><text:s text:c="2"/>tmp.a := merge(tmp.a, tmp.b);</text:p>
      <text:p text:style-name="P39"><text:s text:c="2"/>tmp.b := v;</text:p>
      <text:p text:style-name="P39"><text:s text:c="2"/>result := <text:s/>tmp;</text:p>
      <text:p text:style-name="P39">end;</text:p>
      <text:p text:style-name="P39"/>
      <text:p text:style-name="P39">function prev (t, key : integer) : TPair;</text:p>
      <text:p text:style-name="P39">var</text:p>
      <text:p text:style-name="P39"><text:s text:c="2"/>tmp : TPair;</text:p>
      <text:p text:style-name="P39"><text:s text:c="2"/>v : integer;</text:p>
      <text:p text:style-name="P39">begin</text:p>
      <text:p text:style-name="P39"><text:s text:c="2"/>tmp := split(t, key);</text:p>
      <text:p text:style-name="P39"><text:s text:c="2"/>v := tmp.a;</text:p>
      <text:p text:style-name="P39"><text:s text:c="2"/>result.a := t;</text:p>
      <text:p text:style-name="P39"><text:s text:c="2"/>result.b := v;</text:p>
      <text:p text:style-name="P39"><text:s text:c="2"/>if v = -1 then exit;</text:p>
      <text:p text:style-name="P39"><text:s text:c="2"/>while a[v].r &lt;&gt; -1 do</text:p>
      <text:p text:style-name="P39"><text:s text:c="4"/>v := a[v].r;</text:p>
      <text:p text:style-name="P39"><text:s text:c="2"/>result.a := merge(tmp.a, tmp.b);</text:p>
      <text:p text:style-name="P39"><text:s text:c="2"/>result.b := v;</text:p>
      <text:p text:style-name="P39">end;</text:p>
      <text:p text:style-name="P39"/>
      <text:p text:style-name="P39">function kth (t, key : integer): integer;</text:p>
      <text:p text:style-name="P39">begin</text:p>
      <text:p text:style-name="P39"><text:s text:c="2"/>result := -1;</text:p>
      <text:p text:style-name="P39"><text:s text:c="2"/>if t = -1 then exit;</text:p>
      <text:p text:style-name="P39"><text:s text:c="2"/></text:p>
      <text:p text:style-name="P39"><text:s text:c="2"/>result := -1;</text:p>
      <text:p text:style-name="P39"><text:s text:c="2"/>if cnt(t) &lt; key then exit;</text:p>
      <text:p text:style-name="P39"/>
      <text:p text:style-name="P39"><text:s text:c="2"/>if key &lt;= cnt(a[t].l) then begin</text:p>
      <text:p text:style-name="P39"><text:s text:c="4"/>result := kth(a[t].l, key);</text:p>
      <text:p text:style-name="P39"><text:s text:c="4"/>exit;</text:p>
      <text:p text:style-name="P39"><text:s text:c="2"/>end;</text:p>
      <text:p text:style-name="P39"/>
      <text:p text:style-name="P39"><text:s text:c="2"/>if key = cnt(a[t].l) + 1 then begin</text:p>
      <text:p text:style-name="P39"><text:s text:c="4"/>result := a[t].x;</text:p>
      <text:p text:style-name="P39"><text:s text:c="4"/>exit;</text:p>
      <text:p text:style-name="P39"><text:s text:c="2"/>end;</text:p>
      <text:p text:style-name="P39"><text:s text:c="2"/></text:p>
      <text:p text:style-name="P39"><text:s text:c="2"/>result := kth(a[t].r, key - cnt(a[t].l) - 1);</text:p>
      <text:p text:style-name="P39">end;</text:p>
      <text:p text:style-name="P39"/>
      <text:p text:style-name="P39">procedure outputt(t, v: integer);</text:p>
      <text:p text:style-name="P39"><text:soft-page-break/>begin</text:p>
      <text:p text:style-name="P39"><text:s/>if v = -1 then exit;</text:p>
      <text:p text:style-name="P39"><text:s/>if used[v] then begin</text:p>
      <text:p text:style-name="P39"><text:s text:c="3"/>used[v] := false;</text:p>
      <text:p text:style-name="P39"><text:s text:c="3"/>outputt(t, a[v].l);</text:p>
      <text:p text:style-name="P39"><text:s/>end;</text:p>
      <text:p text:style-name="P39"><text:s/>if not(used[v]) then begin</text:p>
      <text:p text:style-name="P39"><text:s text:c="3"/>write(v, ' ');</text:p>
      <text:p text:style-name="P39"><text:s text:c="3"/>outputt(t, a[v].r);</text:p>
      <text:p text:style-name="P39"><text:s/>end;</text:p>
      <text:p text:style-name="P39">end;</text:p>
      <text:p text:style-name="P39"/>
      <text:p text:style-name="P39">function move(var t, l, r : integer): integer;</text:p>
      <text:p text:style-name="P39">var</text:p>
      <text:p text:style-name="P39"><text:s text:c="2"/>a, b : TPair;</text:p>
      <text:p text:style-name="P39">begin</text:p>
      <text:p text:style-name="P39"><text:s text:c="2"/>a := split(t, r);</text:p>
      <text:p text:style-name="P39"><text:s text:c="2"/>b := split(a.a, l - 1);</text:p>
      <text:p text:style-name="P39"><text:s text:c="2"/>t := merge(b.a, a.b);</text:p>
      <text:p text:style-name="P39"><text:s text:c="2"/>t := merge(b.b, t);</text:p>
      <text:p text:style-name="P39"><text:s text:c="2"/>result := t;</text:p>
      <text:p text:style-name="P39">end;</text:p>
      <text:p text:style-name="P39"/>
      <text:p text:style-name="P39">begin</text:p>
      <text:p text:style-name="P39"><text:s text:c="2"/>reset(input, 'movetofront.in');</text:p>
      <text:p text:style-name="P39"><text:s text:c="2"/>rewrite(output, 'movetofront.out');</text:p>
      <text:p text:style-name="P39"><text:s text:c="2"/>Randomize;</text:p>
      <text:p text:style-name="P39"><text:s text:c="2"/>fillchar(stack, sizeof(stack), 0);</text:p>
      <text:p text:style-name="P39"><text:s text:c="2"/>fillchar(a, sizeof(a), -1);</text:p>
      <text:p text:style-name="P39"><text:s text:c="2"/>fillchar(used, sizeof(used), True);</text:p>
      <text:p text:style-name="P39"><text:s text:c="2"/>read(n, m);</text:p>
      <text:p text:style-name="P39"><text:s text:c="2"/>r := 0;</text:p>
      <text:p text:style-name="P39"><text:s text:c="2"/>for i:= num downto 1 do push(i);</text:p>
      <text:p text:style-name="P39"><text:s text:c="2"/>t := -1;</text:p>
      <text:p text:style-name="P39"><text:s text:c="2"/>for i := 1 to n do</text:p>
      <text:p text:style-name="P39"><text:s text:c="4"/>t := insert(t, i);</text:p>
      <text:p text:style-name="P39"><text:s text:c="2"/>for i:=1 to m do begin</text:p>
      <text:p text:style-name="P39"><text:s text:c="4"/>read(aa, b);</text:p>
      <text:p text:style-name="P39"><text:s text:c="4"/>t := move(t, aa, b);</text:p>
      <text:p text:style-name="P39"><text:s text:c="2"/>end;</text:p>
      <text:p text:style-name="P39"><text:s text:c="2"/>outputt(t, t);</text:p>
      <text:p text:style-name="P39"><text:s text:c="2"/>close(input);</text:p>
      <text:p text:style-name="P39"><text:s text:c="2"/>close(output);</text:p>
      <text:p text:style-name="P39">end.</text:p>
      <text:p text:style-name="P4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text:soft-page-break/><text:span text:style-name="T1">З</text:span>адача <text:span text:style-name="T2">5</text:span></text:p>
      <text:p text:style-name="P18"/>
      <text:p text:style-name="P6">Условие:</text:p>
      <text:p text:style-name="P14"><text:tab/><text:span text:style-name="T3">Необходимо посчитать количество чисел сумма цифр на интервале [l, r] которых кратна k.</text:span></text:p>
      <text:p text:style-name="P6">Метод решения:</text:p>
      <text:p text:style-name="P28"><text:span text:style-name="T3"><text:tab/>Будем считать количество чисел кратных k и меньших чем n, с помощью квадратной динамики по длине числа и текущему остатку от деления на k. Что бы получить ответ посчитаем для левой и правой границы и вычтем одно из другого. Переходы в динамике осуществляются ко комбинаторной формуле.</text:span></text:p>
      <text:p text:style-name="P9">Асимптотика:</text:p>
      <text:p text:style-name="P14"><text:tab/>Сложность алгоритма O(<text:span text:style-name="T2">LK</text:span>), <text:span text:style-name="T2">где L это длина числа.</text:span></text:p>
      <text:p text:style-name="P14"/>
      <text:p text:style-name="P27">Листинг:</text:p>
      <text:p text:style-name="P40">np = open('coolnumbers.in', 'r').read().split('\n')</text:p>
      <text:p text:style-name="P40">incount = 0</text:p>
      <text:p text:style-name="P40">out = open('coolnumbers.out', 'w')</text:p>
      <text:p text:style-name="P40"/>
      <text:p text:style-name="P40">def input ():</text:p>
      <text:p text:style-name="P40"><text:s text:c="4"/>global incount</text:p>
      <text:p text:style-name="P40"><text:s text:c="4"/>incount += 1</text:p>
      <text:p text:style-name="P40"><text:s text:c="4"/>return inp[incount - 1]</text:p>
      <text:p text:style-name="P40"/>
      <text:p text:style-name="P40"/>
      <text:p text:style-name="P40">l, r, k = input().split()</text:p>
      <text:p text:style-name="P40">k = int(k)</text:p>
      <text:p text:style-name="P40"/>
      <text:p text:style-name="P40">def sum (n, flag):</text:p>
      <text:p text:style-name="P40"><text:s text:c="4"/>d = [[[0 for i in range(2)] for j in range(k)] for q in range(len(n) + 1)]</text:p>
      <text:p text:style-name="P40"><text:s text:c="4"/>for i in range(int(n[0])):</text:p>
      <text:p text:style-name="P40"><text:s text:c="8"/>d[1][i % k][1] += 1</text:p>
      <text:p text:style-name="P40"><text:s text:c="4"/>d[1][int(n[0]) % k][0] += 1</text:p>
      <text:p text:style-name="P40"><text:s text:c="4"/>for l in range(len(n)):</text:p>
      <text:p text:style-name="P40"><text:s text:c="8"/>for r in range(k):</text:p>
      <text:p text:style-name="P40"><text:s text:c="12"/>for i in range(10):</text:p>
      <text:p text:style-name="P40"><text:s text:c="16"/>d[l + 1][(i + r) % k][1] += d[l][r % k][1]</text:p>
      <text:p text:style-name="P40"><text:s text:c="12"/>for i in range(int(n[l])):</text:p>
      <text:p text:style-name="P40"><text:s text:c="16"/>d[l + 1][(i + r) % k][1] += d[l][r % k][0]</text:p>
      <text:p text:style-name="P40"><text:s text:c="12"/>d[l + 1][(int(n[l]) + r) % k][0] += d[l][r % k][0]</text:p>
      <text:p text:style-name="P40"><text:s text:c="4"/>if flag:</text:p>
      <text:p text:style-name="P40"><text:s text:c="8"/>return d[len(n)][0][1] + d[len(n)][0][0]</text:p>
      <text:p text:style-name="P40"><text:s text:c="4"/>else:</text:p>
      <text:p text:style-name="P40"><text:s text:c="8"/>return d[len(n)][0][1]</text:p>
      <text:p text:style-name="P40"/>
      <text:p text:style-name="P33">out.write(str((sum(r, True) - sum(l, Fals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3"><text:soft-page-break/><text:span text:style-name="T1">З</text:span>адача <text:span text:style-name="T2">6</text:span></text:p>
      <text:p text:style-name="P18"/>
      <text:p text:style-name="P6">Условие:</text:p>
      <text:p text:style-name="P14"><text:tab/><text:span text:style-name="T4">Необходимо найти все точки сочленения в неориентированном графе.</text:span></text:p>
      <text:p text:style-name="P6">Метод решения:</text:p>
      <text:p text:style-name="P28"><text:span text:style-name="T3"><text:tab/>Из случайной вершины(корня) запустим ДФС который будет считать времена входа и выхода для всех вершин, и если для какого то ребра из V1 в V2 время выхода из V2 &gt;= времени входа в V1, то V1 является точкой сочленения.</text:span></text:p>
      <text:p text:style-name="P28"><text:tab/><text:span text:style-name="T5">Если со временем входа все понятно, это номер итерации алгоритма на котором мы первый раз посетили вершину, то время выхода это минимум из времени входа в вершину и ее потомков и времен выхода из потомков.</text:span></text:p>
      <text:p text:style-name="P14"/>
      <text:p text:style-name="P29">Листинг:</text:p>
      <text:p text:style-name="P41">program c01;</text:p>
      <text:p text:style-name="P41"/>
      <text:p text:style-name="P41">{$APPTYPE CONSOLE}</text:p>
      <text:p text:style-name="P41"/>
      <text:p text:style-name="P41">uses</text:p>
      <text:p text:style-name="P41"><text:s text:c="2"/>SysUtils, Math;</text:p>
      <text:p text:style-name="P41"/>
      <text:p text:style-name="P41">const</text:p>
      <text:p text:style-name="P41"><text:s text:c="2"/>inf = 1000000000;</text:p>
      <text:p text:style-name="P41"/>
      <text:p text:style-name="P41">type</text:p>
      <text:p text:style-name="P41"><text:s text:c="2"/>dmas = record</text:p>
      <text:p text:style-name="P41"><text:s text:c="4"/>s, f, len : integer;</text:p>
      <text:p text:style-name="P41"><text:s text:c="2"/>end;</text:p>
      <text:p text:style-name="P41"><text:s text:c="2"/>TElem = record</text:p>
      <text:p text:style-name="P41"><text:s text:c="4"/>key, id, next : integer;</text:p>
      <text:p text:style-name="P41"><text:s text:c="2"/>end;</text:p>
      <text:p text:style-name="P41"/>
      <text:p text:style-name="P41">var</text:p>
      <text:p text:style-name="P41"><text:s text:c="2"/>mas : array [0..500000] of TElem;</text:p>
      <text:p text:style-name="P41"><text:s text:c="2"/>m, num : array[1..100000] of integer;</text:p>
      <text:p text:style-name="P41"><text:s text:c="2"/>n, k, a, b, i, c, T, count, v0 : integer;</text:p>
      <text:p text:style-name="P41"><text:s text:c="2"/>time_in, up, color : array [1..100000] of integer;</text:p>
      <text:p text:style-name="P41"><text:s text:c="2"/>ans : array[-1..500000] of boolean;</text:p>
      <text:p text:style-name="P41"/>
      <text:p text:style-name="P41">procedure add (const x, id : integer; var a : integer);</text:p>
      <text:p text:style-name="P41">begin</text:p>
      <text:p text:style-name="P41"><text:s text:c="2"/>//mas[a].next := c;</text:p>
      <text:p text:style-name="P41"><text:s text:c="2"/>mas[c].next := a;</text:p>
      <text:p text:style-name="P41"><text:s text:c="2"/>mas[c].id := id;</text:p>
      <text:p text:style-name="P41"><text:s text:c="2"/>mas[c].key := x;</text:p>
      <text:p text:style-name="P41"><text:s text:c="2"/>a := c;</text:p>
      <text:p text:style-name="P41"><text:s text:c="2"/>inc(c);</text:p>
      <text:p text:style-name="P41">end;</text:p>
      <text:p text:style-name="P41"/>
      <text:p text:style-name="P41">procedure dfs (v, q : integer);</text:p>
      <text:p text:style-name="P41">var</text:p>
      <text:p text:style-name="P41"><text:s text:c="2"/>w, vto, vfrom : integer;</text:p>
      <text:p text:style-name="P41">begin</text:p>
      <text:p text:style-name="P41"><text:s text:c="2"/>time_in[v] := T;</text:p>
      <text:p text:style-name="P41"><text:s text:c="2"/>inc(T);</text:p>
      <text:p text:style-name="P41"><text:s text:c="2"/>up[v] := time_in[v];</text:p>
      <text:p text:style-name="P41"><text:s text:c="2"/>color[v] := 1;</text:p>
      <text:p text:style-name="P41"/>
      <text:p text:style-name="P41"/>
      <text:p text:style-name="P41"/>
      <text:p text:style-name="P41"><text:s text:c="2"/>w := m[v];</text:p>
      <text:p text:style-name="P41"><text:s text:c="2"/>while w &lt;&gt; -1 do begin</text:p>
      <text:p text:style-name="P41"><text:s text:c="4"/>vto := mas[w].key;</text:p>
      <text:p text:style-name="P41"><text:s text:c="4"/>vfrom := mas[w].id;</text:p>
      <text:p text:style-name="P41"><text:s text:c="4"/>if color[vto] = 0 then begin</text:p>
      <text:p text:style-name="P41"><text:s text:c="6"/>if v = v0 then inc(num[v]);</text:p>
      <text:p text:style-name="P41"><text:s text:c="6"/>dfs(vto, vfrom);</text:p>
      <text:p text:style-name="P41"><text:s text:c="6"/>up[v] := min(up[v], up[vto]);</text:p>
      <text:p text:style-name="P41"><text:s text:c="6"/>if (up[vto] &gt;= time_in[v]) and (v &lt;&gt; v0) then ans[v] := true;</text:p>
      <text:p text:style-name="P41"><text:s text:c="4"/>end</text:p>
      <text:p text:style-name="P41"><text:soft-page-break/><text:s text:c="4"/>else if vfrom &lt;&gt; q then</text:p>
      <text:p text:style-name="P41"><text:s text:c="6"/>up[v] := min(up[v], time_in[vto]);</text:p>
      <text:p text:style-name="P41"><text:s text:c="4"/>w := mas[w].next;</text:p>
      <text:p text:style-name="P41"><text:s text:c="2"/>end;</text:p>
      <text:p text:style-name="P41">end;</text:p>
      <text:p text:style-name="P41"/>
      <text:p text:style-name="P41"/>
      <text:p text:style-name="P41">begin</text:p>
      <text:p text:style-name="P41"><text:s text:c="2"/>reset(input, 'points.in');</text:p>
      <text:p text:style-name="P41"><text:s text:c="2"/>rewrite(output, 'points.out');</text:p>
      <text:p text:style-name="P41"><text:s text:c="2"/>readln(n, k);</text:p>
      <text:p text:style-name="P41"><text:s text:c="2"/>c := 1;</text:p>
      <text:p text:style-name="P41"><text:s text:c="2"/>for i:= 1 to n do</text:p>
      <text:p text:style-name="P41"><text:s text:c="4"/>m[i] := -1;</text:p>
      <text:p text:style-name="P41"><text:s text:c="2"/>for i := 1 to k do begin</text:p>
      <text:p text:style-name="P41"><text:s text:c="4"/>readln(a, b);</text:p>
      <text:p text:style-name="P41"><text:s text:c="4"/>add(b, i, m[a]);</text:p>
      <text:p text:style-name="P41"><text:s text:c="4"/>add(a, i, m[b]);</text:p>
      <text:p text:style-name="P41"><text:s text:c="2"/>end;</text:p>
      <text:p text:style-name="P41"><text:s text:c="2"/>fillchar(time_in, sizeof(time_in), 0);</text:p>
      <text:p text:style-name="P41"><text:s text:c="2"/>fillchar(color, sizeof(color), 0);</text:p>
      <text:p text:style-name="P41"><text:s text:c="2"/>fillchar(up, sizeof(up), 0);</text:p>
      <text:p text:style-name="P41"><text:s text:c="2"/>T := 0;</text:p>
      <text:p text:style-name="P41"><text:s text:c="2"/>for i := 1 to n do begin</text:p>
      <text:p text:style-name="P41"><text:s text:c="4"/>if color[i] = 0 then begin</text:p>
      <text:p text:style-name="P41"><text:s text:c="6"/>v0 := i;</text:p>
      <text:p text:style-name="P41"><text:s text:c="6"/>dfs(v0, 0);</text:p>
      <text:p text:style-name="P41"><text:s text:c="4"/>end;</text:p>
      <text:p text:style-name="P41"><text:s text:c="4"/>if num[v0] &gt; 1 then ans[v0] := true;</text:p>
      <text:p text:style-name="P41"><text:s text:c="2"/>end;</text:p>
      <text:p text:style-name="P41"><text:s text:c="2"/>count := 0;</text:p>
      <text:p text:style-name="P41"><text:s text:c="2"/>for i := 1 to k do</text:p>
      <text:p text:style-name="P41"><text:s text:c="4"/>if ans[i] then inc(count);</text:p>
      <text:p text:style-name="P41"><text:s text:c="2"/>writeln(count);</text:p>
      <text:p text:style-name="P41"><text:s text:c="2"/>for i := 1 to k do</text:p>
      <text:p text:style-name="P41"><text:s text:c="4"/>if ans[i] then write(i, ' ');</text:p>
      <text:p text:style-name="P41">end.</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3"><text:soft-page-break/><text:span text:style-name="T1">З</text:span>адача <text:span text:style-name="T2">7</text:span></text:p>
      <text:p text:style-name="P18"/>
      <text:p text:style-name="P6">Условие:</text:p>
      <text:p text:style-name="P14"><text:tab/><text:span text:style-name="T6">Дано множество точек на плоскости, необходимо соединить их, так что бы сумма длин отрезков была минимальной и из любой точки можно было попасть с любую другую.</text:span></text:p>
      <text:p text:style-name="P6">Метод решения:</text:p>
      <text:p text:style-name="P10"><text:tab/><text:span text:style-name="T7">Перефразировав задачу получим, что нам необходимо из полного графа найти связный граф минимального веса.</text:span></text:p>
      <text:p text:style-name="P28"><text:span text:style-name="T3"><text:tab/>Будем действовать жадно, на каждом шаге будем искать точку наиболее удаленную от всех уже помеченых точек, пересчитываем расстояния до всех непомеченных точек из этой и помечаем ее.</text:span></text:p>
      <text:p text:style-name="P14"/>
      <text:p text:style-name="P29">Листинг:</text:p>
      <text:p text:style-name="P42">#include &lt;iostream&gt;</text:p>
      <text:p text:style-name="P42">#include &lt;vector&gt;</text:p>
      <text:p text:style-name="P42">#include &lt;cmath&gt;</text:p>
      <text:p text:style-name="P42">#include &lt;iomanip&gt;</text:p>
      <text:p text:style-name="P42">#include &lt;algorithm&gt;</text:p>
      <text:p text:style-name="P42">#include &lt;queue&gt;</text:p>
      <text:p text:style-name="P42">using namespace std;</text:p>
      <text:p text:style-name="P42"/>
      <text:p text:style-name="P42">const long double inf = 1000000000;</text:p>
      <text:p text:style-name="P42"/>
      <text:p text:style-name="P42">vector&lt;int&gt; used;</text:p>
      <text:p text:style-name="P42">vector&lt;long double&gt; way;</text:p>
      <text:p text:style-name="P42">vector&lt;pair&lt;int, int&gt; &gt; v;</text:p>
      <text:p text:style-name="P42">int n, x, y;</text:p>
      <text:p text:style-name="P42"/>
      <text:p text:style-name="P42">long double sqr(int a) {</text:p>
      <text:p text:style-name="P42"><text:tab/>return a * a;</text:p>
      <text:p text:style-name="P42">};</text:p>
      <text:p text:style-name="P42">long double dist(int a, int b) {</text:p>
      <text:p text:style-name="P42"><text:tab/>return sqrt((long double)(sqr(v[a].first - v[b].first) + sqr(v[a].second - v[b].second)));</text:p>
      <text:p text:style-name="P42">};<text:tab/></text:p>
      <text:p text:style-name="P42"/>
      <text:p text:style-name="P42">int main()</text:p>
      <text:p text:style-name="P42">{</text:p>
      <text:p text:style-name="P42"><text:tab/>freopen("unionday.in", "r", stdin);</text:p>
      <text:p text:style-name="P42"><text:tab/>freopen("unionday.out", "w", stdout);</text:p>
      <text:p text:style-name="P42"/>
      <text:p text:style-name="P42"><text:tab/>cin &gt;&gt; n;</text:p>
      <text:p text:style-name="P42"/>
      <text:p text:style-name="P42"><text:tab/>used.resize(n, 0);</text:p>
      <text:p text:style-name="P42"><text:tab/>way.resize(n, inf);</text:p>
      <text:p text:style-name="P42"><text:tab/>way[0] = 0;</text:p>
      <text:p text:style-name="P42"/>
      <text:p text:style-name="P42"><text:tab/>for (int i = 0; i &lt; n; i++){</text:p>
      <text:p text:style-name="P42"><text:tab/><text:tab/>cin &gt;&gt; x &gt;&gt; y;</text:p>
      <text:p text:style-name="P42"><text:tab/><text:tab/>v.push_back(make_pair(x, y));</text:p>
      <text:p text:style-name="P42"><text:tab/>}</text:p>
      <text:p text:style-name="P42"/>
      <text:p text:style-name="P42"><text:tab/>int tmpv = 0;</text:p>
      <text:p text:style-name="P42"><text:tab/>for (int i = 0; i &lt; n; i ++){</text:p>
      <text:p text:style-name="P42"><text:tab/><text:tab/>tmpv = -1;<text:tab/><text:tab/></text:p>
      <text:p text:style-name="P42"><text:tab/><text:tab/>for (int j = 0; j &lt; n; j ++){</text:p>
      <text:p text:style-name="P42"><text:tab/><text:tab/><text:tab/>if (((tmpv == -1) || (way[tmpv] &gt; way[j])) &amp;&amp; !used[j]) {</text:p>
      <text:p text:style-name="P42"><text:tab/><text:tab/><text:tab/><text:tab/>tmpv = j;</text:p>
      <text:p text:style-name="P42"><text:tab/><text:tab/><text:tab/>};</text:p>
      <text:p text:style-name="P42"><text:tab/><text:tab/>};<text:tab/><text:tab/></text:p>
      <text:p text:style-name="P42"><text:tab/><text:tab/>used[tmpv] = 1;<text:tab/><text:tab/></text:p>
      <text:p text:style-name="P42"><text:tab/><text:tab/>for (int j = 0; j &lt; n; j ++){</text:p>
      <text:p text:style-name="P42"><text:tab/><text:tab/><text:tab/>if ((j != tmpv) &amp;&amp; (!used[j])) {</text:p>
      <text:p text:style-name="P42"><text:tab/><text:tab/><text:tab/><text:tab/>way[j] = min(way[j], dist(j, tmpv));</text:p>
      <text:p text:style-name="P42"><text:tab/><text:tab/><text:tab/>};</text:p>
      <text:p text:style-name="P42"><text:tab/><text:tab/>};</text:p>
      <text:p text:style-name="P42"><text:tab/>};</text:p>
      <text:p text:style-name="P42"><text:tab/>long double ans = 0;</text:p>
      <text:p text:style-name="P42"><text:soft-page-break/><text:tab/>for (int i = 0; i &lt; n; i++) {</text:p>
      <text:p text:style-name="P42"><text:tab/><text:tab/>ans += way[i];</text:p>
      <text:p text:style-name="P42"><text:tab/>};</text:p>
      <text:p text:style-name="P42"><text:tab/>cout.precision(20);</text:p>
      <text:p text:style-name="P42"><text:tab/>cout &lt;&lt; ans;</text:p>
      <text:p text:style-name="P42">}</text:p>
      <text:p text:style-name="P4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text:span text:style-name="T1">З</text:span>адача <text:span text:style-name="T10">8</text:span></text:p>
      <text:p text:style-name="P19"/>
      <text:p text:style-name="P7">Условие:</text:p>
      <text:p text:style-name="P15"><text:tab/><text:span text:style-name="T11">Дан неориентированный граф, необходимо поддерживать два вида запросов: удаление ребра из графа, и проверка на принадлежность к одному компоненту связности двух вершин.</text:span></text:p>
      <text:p text:style-name="P7">Метод решения:</text:p>
      <text:p text:style-name="P11"><text:tab/><text:span text:style-name="T9">Главная идея решения — для каждой вершины выбрать «начальника» другую вершину их этой же компоненты, при этом эти связи не должны образовывать циклы. Что бы определить принадлежат ли две вершины одной компоненте, нужно просто рекурсивно пройтись до самого «главного начальника», если они совпадают, то ответ положительный, иначе нет.</text:span></text:p>
      <text:p text:style-name="P44"><text:tab/>Что бы не искать «начальников» в исходном графе, мы будем идти с конца и добавлять ребра в пустой граф, в пустом графе каждый сам себе «начальник»</text:p>
      <text:p text:style-name="P11"><text:span text:style-name="T7"><text:tab/></text:span><text:span text:style-name="T8">При добавлении ребра между двумя вершинами достаточно сделать «главного начальника» одной вершины «начальником» «главного начальника» другой вершины.</text:span></text:p>
      <text:p text:style-name="P15"/>
      <text:p text:style-name="P30">Листинг:</text:p>
      <text:p text:style-name="P43">#include &lt;iostream&gt;</text:p>
      <text:p text:style-name="P43">#include &lt;vector&gt;</text:p>
      <text:p text:style-name="P43">#include &lt;algorithm&gt;</text:p>
      <text:p text:style-name="P43">#include &lt;queue&gt;</text:p>
      <text:p text:style-name="P43">#include &lt;cmath&gt;</text:p>
      <text:p text:style-name="P43">#include &lt;stack&gt;</text:p>
      <text:p text:style-name="P43">#include &lt;string&gt;</text:p>
      <text:p text:style-name="P43">using namespace std;</text:p>
      <text:p text:style-name="P43"/>
      <text:p text:style-name="P43">const int inf = 1000000000;</text:p>
      <text:p text:style-name="P43"/>
      <text:p text:style-name="P43">struct pts{</text:p>
      <text:p text:style-name="P43"><text:tab/>int x, y;</text:p>
      <text:p text:style-name="P43">};</text:p>
      <text:p text:style-name="P43"/>
      <text:p text:style-name="P43">int n, m, k, a, b;</text:p>
      <text:p text:style-name="P43">string s;</text:p>
      <text:p text:style-name="P43">vector&lt;int&gt; king, r;</text:p>
      <text:p text:style-name="P43">vector&lt;bool&gt; ans;</text:p>
      <text:p text:style-name="P43">vector&lt;pair&lt;string, pts&gt; &gt; cmd;</text:p>
      <text:p text:style-name="P43"/>
      <text:p text:style-name="P43">int get (int v){</text:p>
      <text:p text:style-name="P43"><text:tab/>if (king[v] == v) {</text:p>
      <text:p text:style-name="P43"><text:tab/><text:tab/>return v;<text:tab/></text:p>
      <text:p text:style-name="P43"><text:tab/>};</text:p>
      <text:p text:style-name="P43"><text:tab/>return get(king[v]);</text:p>
      <text:p text:style-name="P43">};</text:p>
      <text:p text:style-name="P43"/>
      <text:p text:style-name="P43">void un (int a, int b){</text:p>
      <text:p text:style-name="P43"><text:tab/>int t1 = get(a);</text:p>
      <text:p text:style-name="P43"><text:tab/>int t2 = get(b);</text:p>
      <text:p text:style-name="P43"/>
      <text:p text:style-name="P43"><text:tab/>if (r[t1] &lt;= r[t2]){</text:p>
      <text:p text:style-name="P43"><text:tab/><text:tab/>swap(t1, t2);</text:p>
      <text:p text:style-name="P43"><text:tab/>};</text:p>
      <text:p text:style-name="P43"><text:tab/>king[t2] = t1;</text:p>
      <text:p text:style-name="P43"><text:tab/>r[t1] = max(king[t1], king[t2] + 1);</text:p>
      <text:p text:style-name="P43">};</text:p>
      <text:p text:style-name="P43"/>
      <text:p text:style-name="P43">void ask (int a, int b, int i){</text:p>
      <text:p text:style-name="P43"><text:tab/>ans[i] = (get(a) == get(b));</text:p>
      <text:p text:style-name="P43">};</text:p>
      <text:p text:style-name="P43"/>
      <text:p text:style-name="P43"/>
      <text:p text:style-name="P43">int main()</text:p>
      <text:p text:style-name="P43">{</text:p>
      <text:p text:style-name="P43"><text:soft-page-break/><text:tab/>freopen("cutting.in", "r", stdin);</text:p>
      <text:p text:style-name="P43"><text:tab/>freopen("cutting.out", "w", stdout);</text:p>
      <text:p text:style-name="P43"/>
      <text:p text:style-name="P43"><text:tab/>cin &gt;&gt; n &gt;&gt; m &gt;&gt; k;</text:p>
      <text:p text:style-name="P43"/>
      <text:p text:style-name="P43"><text:tab/>king.resize(n);</text:p>
      <text:p text:style-name="P43"><text:tab/>ans.resize(k);</text:p>
      <text:p text:style-name="P43"><text:tab/>r.resize(n);</text:p>
      <text:p text:style-name="P43"/>
      <text:p text:style-name="P43"><text:tab/>for (int i = 0; i &lt; n; i++){</text:p>
      <text:p text:style-name="P43"><text:tab/><text:tab/>king[i] = i;</text:p>
      <text:p text:style-name="P43"><text:tab/><text:tab/>r[i] = 1;</text:p>
      <text:p text:style-name="P43"><text:tab/>};</text:p>
      <text:p text:style-name="P43"/>
      <text:p text:style-name="P43"><text:tab/>int a, b;</text:p>
      <text:p text:style-name="P43"><text:tab/>for (int i = 0; i &lt; m; i ++){</text:p>
      <text:p text:style-name="P43"><text:tab/><text:tab/>cin &gt;&gt; a &gt;&gt; b;</text:p>
      <text:p text:style-name="P43"><text:tab/>};</text:p>
      <text:p text:style-name="P43"><text:tab/>pts t;</text:p>
      <text:p text:style-name="P43"><text:tab/>for (int i = 0; i &lt; k; i ++){</text:p>
      <text:p text:style-name="P43"><text:tab/><text:tab/>cin &gt;&gt; s &gt;&gt; a &gt;&gt; b;</text:p>
      <text:p text:style-name="P43"><text:tab/><text:tab/>t.x = a - 1;</text:p>
      <text:p text:style-name="P43"><text:tab/><text:tab/>t.y = b - 1;</text:p>
      <text:p text:style-name="P43"><text:tab/><text:tab/>cmd.push_back(make_pair(s, t));</text:p>
      <text:p text:style-name="P43"><text:tab/>};</text:p>
      <text:p text:style-name="P43"><text:tab/>int j = 0;</text:p>
      <text:p text:style-name="P43"><text:tab/>for (int i = k - 1; i &gt; -1; i --){</text:p>
      <text:p text:style-name="P43"><text:tab/><text:tab/>if (cmd[i].first == "cut") {</text:p>
      <text:p text:style-name="P43"><text:tab/><text:tab/><text:tab/>un(cmd[i].second.x, cmd[i].second.y);</text:p>
      <text:p text:style-name="P43"><text:tab/><text:tab/>};</text:p>
      <text:p text:style-name="P43"><text:tab/><text:tab/>if (cmd[i].first == "ask") {</text:p>
      <text:p text:style-name="P43"><text:tab/><text:tab/><text:tab/>ask(cmd[i].second.x, cmd[i].second.y, j);</text:p>
      <text:p text:style-name="P43"><text:tab/><text:tab/><text:tab/>j++;</text:p>
      <text:p text:style-name="P43"><text:tab/><text:tab/>};</text:p>
      <text:p text:style-name="P43"><text:tab/>};</text:p>
      <text:p text:style-name="P43"><text:tab/>for (int i = j - 1; i &gt; -1; i--){</text:p>
      <text:p text:style-name="P43"><text:tab/><text:tab/>if (ans[i]){</text:p>
      <text:p text:style-name="P43"><text:tab/><text:tab/><text:tab/>cout &lt;&lt; "YES" &lt;&lt; "\n";</text:p>
      <text:p text:style-name="P43"><text:tab/><text:tab/>} else {</text:p>
      <text:p text:style-name="P43"><text:tab/><text:tab/><text:tab/>cout &lt;&lt; "NO" &lt;&lt; "\n";</text:p>
      <text:p text:style-name="P43"><text:tab/><text:tab/>};</text:p>
      <text:p text:style-name="P43"><text:tab/>};</text:p>
      <text:p text:style-name="P43"><text:tab/>return 0;</text:p>
      <text:p text:style-name="P43">}</text:p>
      <text:p text:style-name="P4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0"/>
      <text:p text:style-name="P20"/>
      <text:p text:style-name="P3"><text:soft-page-break/>Заключение</text:p>
      <text:p text:style-name="P15"><text:tab/><text:span text:style-name="T10">Решено 8 задач на темы связанные с темами изучаемыми по курсу «Дискретной математики». Семь задач на тему «Графы» и «Деревья», три задача на тему «Комбинаторика». </text:span></text:p>
      <text:p text:style-name="P15"><text:span text:style-name="T10"><text:tab/>Все задачи решены на официальных сборах и олимпиадах, по требованию готов предоставить ссылки на тестирующие системы и исходные услови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next-style-name="Standard" style:default-outline-level="" style:class="text">
      <style:paragraph-properties fo:margin-top="0cm" fo:margin-bottom="0cm" loext:contextual-spacing="true" fo:keep-together="always" fo:keep-with-next="always"/>
      <style:text-properties style:font-name="Times New Roman" fo:font-family="'Times New Roman'"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18:12:08.760344451</meta:creation-date>
    <dc:date>2016-10-11T19:06:26.889610860</dc:date>
    <meta:editing-duration>PT1M15S</meta:editing-duration>
    <meta:editing-cycles>1</meta:editing-cycles>
    <meta:document-statistic meta:table-count="0" meta:image-count="0" meta:object-count="0" meta:page-count="22" meta:paragraph-count="904" meta:word-count="3656" meta:character-count="22152" meta:non-whitespace-character-count="17632"/>
    <meta:generator>LibreOffice/5.1.4.2$Linux_X86_64 LibreOffice_project/10m0$Build-2</meta:generator>
  </office:meta>
</office:document-meta>
</file>